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3037191.2501978" calcext:value-type="float">
            <text:p><text:s/>43,037,191 <text:s/></text:p>
          </table:table-cell>
          <table:table-cell table:style-name="ce50" office:value-type="float" office:value="6581464.33" calcext:value-type="float">
            <text:p><text:s/>6,581,464 <text:s/></text:p>
          </table:table-cell>
          <table:table-cell table:style-name="ce50" office:value-type="float" office:value="46235711.531" calcext:value-type="float">
            <text:p><text:s/>46,235,712 <text:s/></text:p>
          </table:table-cell>
          <table:table-cell table:style-name="ce50" office:value-type="float" office:value="284268" calcext:value-type="float">
            <text:p><text:s/>284,268 <text:s/></text:p>
          </table:table-cell>
          <table:table-cell table:style-name="ce50" office:value-type="float" office:value="12532407" calcext:value-type="float">
            <text:p><text:s/>12,532,40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0517" calcext:value-type="float">
            <text:p><text:s/>200,5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64.52222222222" calcext:value-type="float">
            <text:p><text:s/>1,1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07" calcext:value-type="float">
            <text:p><text:s/>1,2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3" calcext:value-type="float">
            <text:p><text:s/>2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366112.303088639" calcext:value-type="float">
            <text:p><text:s/>-366,112 <text:s/></text:p>
          </table:table-cell>
          <table:table-cell table:style-name="ce50" office:value-type="float" office:value="113331" calcext:value-type="float">
            <text:p><text:s/>113,331 <text:s/></text:p>
          </table:table-cell>
          <table:table-cell table:style-name="ce50" office:value-type="float" office:value="-1050580.94734719" calcext:value-type="float">
            <text:p><text:s/>-1,050,581 <text:s/></text:p>
          </table:table-cell>
          <table:table-cell table:style-name="ce50" office:value-type="float" office:value="-1456" calcext:value-type="float">
            <text:p><text:s/>-1,456 <text:s/></text:p>
          </table:table-cell>
          <table:table-cell table:style-name="ce50" office:value-type="float" office:value="456864.608347187" calcext:value-type="float">
            <text:p><text:s/>456,86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7074" calcext:value-type="float">
            <text:p><text:s/>-7,0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3402139.0310642" calcext:value-type="float">
            <text:p><text:s/>43,402,139 <text:s/></text:p>
          </table:table-cell>
          <table:table-cell table:style-name="ce51" office:value-type="float" office:value="6468133.33" calcext:value-type="float">
            <text:p><text:s/>6,468,133 <text:s/></text:p>
          </table:table-cell>
          <table:table-cell table:style-name="ce51" office:value-type="float" office:value="47286292.4783472" calcext:value-type="float">
            <text:p><text:s/>47,286,292 <text:s/></text:p>
          </table:table-cell>
          <table:table-cell table:style-name="ce51" office:value-type="float" office:value="284517" calcext:value-type="float">
            <text:p><text:s/>284,517 <text:s/></text:p>
          </table:table-cell>
          <table:table-cell table:style-name="ce51" office:value-type="float" office:value="12075542.3916528" calcext:value-type="float">
            <text:p><text:s/>12,075,542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07318" calcext:value-type="float">
            <text:p><text:s/>207,31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50178.602178582" calcext:value-type="float">
            <text:p><text:s/>150,179 <text:s/></text:p>
          </table:table-cell>
          <table:table-cell table:style-name="ce51" office:value-type="float" office:value="-73734.67" calcext:value-type="float">
            <text:p><text:s/>-73,735 <text:s/></text:p>
          </table:table-cell>
          <table:table-cell table:style-name="ce51" office:value-type="float" office:value="-4035.1058909562" calcext:value-type="float">
            <text:p><text:s/>-4,035 <text:s/></text:p>
          </table:table-cell>
          <table:table-cell table:style-name="ce51" office:value-type="float" office:value="-36638" calcext:value-type="float">
            <text:p><text:s/>-36,638 <text:s/></text:p>
          </table:table-cell>
          <table:table-cell table:style-name="ce51" office:value-type="float" office:value="212145.864890956" calcext:value-type="float">
            <text:p><text:s/>212,146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99451" calcext:value-type="float">
            <text:p><text:s/>99,45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849259.5514604" calcext:value-type="float">
            <text:p><text:s/>42,849,260 <text:s/></text:p>
          </table:table-cell>
          <table:table-cell table:style-name="ce50" office:value-type="float" office:value="6541868" calcext:value-type="float">
            <text:p><text:s/>6,541,868 <text:s/></text:p>
          </table:table-cell>
          <table:table-cell table:style-name="ce50" office:value-type="float" office:value="39464957.1051205" calcext:value-type="float">
            <text:p><text:s/>39,464,9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63396.5267619" calcext:value-type="float">
            <text:p><text:s/>11,863,3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63801" calcext:value-type="float">
            <text:p><text:s/>5,263,8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829052.45839556" calcext:value-type="float">
            <text:p><text:s/>6,829,052 <text:s/></text:p>
          </table:table-cell>
          <table:table-cell table:style-name="ce50" office:value-type="float" office:value="6541868" calcext:value-type="float">
            <text:p><text:s/>6,541,868 <text:s/></text:p>
          </table:table-cell>
          <table:table-cell table:style-name="ce50" office:value-type="float" office:value="2284476.932" calcext:value-type="float">
            <text:p><text:s/>2,284,4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661917.47" calcext:value-type="float">
            <text:p><text:s/>5,661,9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65981" calcext:value-type="float">
            <text:p><text:s/>2,065,9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63801" calcext:value-type="float">
            <text:p><text:s/>5,263,8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0865579.0087323" calcext:value-type="float">
            <text:p><text:s/>20,865,5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949504.4732381" calcext:value-type="float">
            <text:p><text:s/>22,949,5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628170.5267619" calcext:value-type="float">
            <text:p><text:s/>11,628,1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801121.742222222" calcext:value-type="float">
            <text:p><text:s/>801,1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85871" calcext:value-type="float">
            <text:p><text:s/>1,185,8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8691588.87211031" calcext:value-type="float">
            <text:p><text:s/>8,691,58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979123.6998824" calcext:value-type="float">
            <text:p><text:s/>10,979,12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5226" calcext:value-type="float">
            <text:p><text:s/>235,22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491855.52366667" calcext:value-type="float">
            <text:p><text:s/>8,491,8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226350" calcext:value-type="float">
            <text:p><text:s/>6,226,3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491855.52366667" calcext:value-type="float">
            <text:p><text:s/>8,491,8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226350" calcext:value-type="float">
            <text:p><text:s/>6,226,3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333291.05233333" calcext:value-type="float">
            <text:p><text:s/>1,333,29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34157.470333333" calcext:value-type="float">
            <text:p><text:s/>634,15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99133.582" calcext:value-type="float">
            <text:p><text:s/>699,13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85316.8174444444" calcext:value-type="float">
            <text:p><text:s/>85,31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78112" calcext:value-type="float">
            <text:p><text:s/>78,11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475948.53131413" calcext:value-type="float">
            <text:p><text:s/>7,475,9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825370.47911763" calcext:value-type="float">
            <text:p><text:s/>7,825,370 <text:s/></text:p>
          </table:table-cell>
          <table:table-cell table:style-name="ce52" office:value-type="float" office:value="321155" calcext:value-type="float">
            <text:p><text:s/>321,155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92304" calcext:value-type="float">
            <text:p><text:s/>992,30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173559.90909191" calcext:value-type="float">
            <text:p><text:s/>7,173,56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825370.47911763" calcext:value-type="float">
            <text:p><text:s/>7,825,370 <text:s/></text:p>
          </table:table-cell>
          <table:table-cell table:style-name="ce52" office:value-type="float" office:value="277239" calcext:value-type="float">
            <text:p><text:s/>277,23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48062" calcext:value-type="float">
            <text:p><text:s/>648,06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173559.90909191" calcext:value-type="float">
            <text:p><text:s/>7,173,5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25370.47911763" calcext:value-type="float">
            <text:p><text:s/>7,825,370 <text:s/></text:p>
          </table:table-cell>
          <table:table-cell table:style-name="ce50" office:value-type="float" office:value="277239" calcext:value-type="float">
            <text:p><text:s/>277,2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8062" calcext:value-type="float">
            <text:p><text:s/>648,0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51320.2126222222" calcext:value-type="float">
            <text:p><text:s/>51,3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967.42" calcext:value-type="float">
            <text:p><text:s/>75,9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18468.64285463" calcext:value-type="float">
            <text:p><text:s/>418,46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9443.71475192" calcext:value-type="float">
            <text:p><text:s/>619,4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462675.871053728" calcext:value-type="float">
            <text:p><text:s/>462,6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4882.04596769" calcext:value-type="float">
            <text:p><text:s/>684,8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715645.81654549" calcext:value-type="float">
            <text:p><text:s/>2,715,6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11323.31396536" calcext:value-type="float">
            <text:p><text:s/>4,011,3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639742.57857782" calcext:value-type="float">
            <text:p><text:s/>1,639,7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7250.52750006" calcext:value-type="float">
            <text:p><text:s/>2,427,2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70960.5778543058" calcext:value-type="float">
            <text:p>( 70,96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05040.32906065" calcext:value-type="float">
            <text:p>( 105,04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568782.00072351" calcext:value-type="float">
            <text:p>( 1,568,782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322210.19843941" calcext:value-type="float">
            <text:p>( 2,322,21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925652.25595074" calcext:value-type="float">
            <text:p><text:s/>925,6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0208.93150603" calcext:value-type="float">
            <text:p><text:s/>1,370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44476.915350262" calcext:value-type="float">
            <text:p><text:s/>144,4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3863.85495927" calcext:value-type="float">
            <text:p><text:s/>213,8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5774.06666666667" calcext:value-type="float">
            <text:p><text:s/>5,774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0382.8430222222" calcext:value-type="float">
            <text:p><text:s/>10,3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369.34" calcext:value-type="float">
            <text:p><text:s/>15,3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407.14666666667" calcext:value-type="float">
            <text:p><text:s/>5,4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04" calcext:value-type="float">
            <text:p><text:s/>8,0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478686.42702222" calcext:value-type="float">
            <text:p><text:s/>1,478,6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8845.04" calcext:value-type="float">
            <text:p><text:s/>2,188,8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117701.69457778" calcext:value-type="float">
            <text:p><text:s/>1,117,7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4492.64" calcext:value-type="float">
            <text:p><text:s/>1,654,4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60984.732444444" calcext:value-type="float">
            <text:p><text:s/>360,9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4352.4" calcext:value-type="float">
            <text:p><text:s/>534,3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81313.34097689" calcext:value-type="float">
            <text:p><text:s/>1,881,31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7239" calcext:value-type="float">
            <text:p><text:s/>277,2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8062" calcext:value-type="float">
            <text:p><text:s/>648,0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81313.34097689" calcext:value-type="float">
            <text:p><text:s/>1,881,31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7239" calcext:value-type="float">
            <text:p><text:s/>277,2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8062" calcext:value-type="float">
            <text:p><text:s/>648,0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49659.608327841" calcext:value-type="float">
            <text:p><text:s/>149,6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1535.60443266" calcext:value-type="float">
            <text:p><text:s/>221,5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02388.622222222" calcext:value-type="float">
            <text:p><text:s/>302,38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916" calcext:value-type="float">
            <text:p><text:s/>43,9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4242" calcext:value-type="float">
            <text:p><text:s/>344,2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02388.622222222" calcext:value-type="float">
            <text:p><text:s/>302,38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916" calcext:value-type="float">
            <text:p><text:s/>43,9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4242" calcext:value-type="float">
            <text:p><text:s/>344,2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1233080.904371" calcext:value-type="float">
            <text:p><text:s/>121,233,0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9754358.978643" calcext:value-type="float">
            <text:p><text:s/>89,754,35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9543420.2939101" calcext:value-type="float">
            <text:p><text:s/>29,543,42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8181658.736" calcext:value-type="float">
            <text:p><text:s/>88,181,65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1398272.44209" calcext:value-type="float">
            <text:p><text:s/>61,398,27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6783386.2939101" calcext:value-type="float">
            <text:p><text:s/>26,783,38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594755.000298" calcext:value-type="float">
            <text:p><text:s/>2,594,75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94755.000298" calcext:value-type="float">
            <text:p><text:s/>2,594,75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456667.168073" calcext:value-type="float">
            <text:p><text:s/>30,456,66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761331.536255" calcext:value-type="float">
            <text:p><text:s/>25,761,33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60034" calcext:value-type="float">
            <text:p><text:s/>2,760,03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0411836.491816" calcext:value-type="float">
            <text:p><text:s/>20,411,83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816306.491816" calcext:value-type="float">
            <text:p><text:s/>18,816,30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95530" calcext:value-type="float">
            <text:p><text:s/>1,595,53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0411836.491816" calcext:value-type="float">
            <text:p><text:s/>20,411,83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816306.491816" calcext:value-type="float">
            <text:p><text:s/>18,816,30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95530" calcext:value-type="float">
            <text:p><text:s/>1,595,53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86268.0812577423" calcext:value-type="float">
            <text:p><text:s/>86,268 <text:s/></text:p>
          </table:table-cell>
          <table:table-cell table:style-name="ce49" office:value-type="float" office:value="8446" calcext:value-type="float">
            <text:p><text:s/>8,446 <text:s/></text:p>
          </table:table-cell>
          <table:table-cell table:style-name="ce49" office:value-type="float" office:value="77822.0812577423" calcext:value-type="float">
            <text:p><text:s/>77,822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636843.6168452" calcext:value-type="float">
            <text:p><text:s/>71,636,844 <text:s/></text:p>
          </table:table-cell>
          <table:table-cell table:style-name="ce50" office:value-type="float" office:value="49827978" calcext:value-type="float">
            <text:p><text:s/>49,827,9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2658.846" calcext:value-type="float">
            <text:p><text:s/>352,6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6256.434" calcext:value-type="float">
            <text:p><text:s/>3,126,2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306003.9718265" calcext:value-type="float">
            <text:p><text:s/>19,306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77.464" calcext:value-type="float">
            <text:p><text:s/>7,1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9870.8" calcext:value-type="float">
            <text:p><text:s/>1,439,8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52665.77777778" calcext:value-type="float">
            <text:p><text:s/>3,052,6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391886.486714533" calcext:value-type="float">
            <text:p><text:s/>-391,886 <text:s/></text:p>
          </table:table-cell>
          <table:table-cell table:style-name="ce50" office:value-type="float" office:value="-156847" calcext:value-type="float">
            <text:p><text:s/>-156,847 <text:s/></text:p>
          </table:table-cell>
          <table:table-cell table:style-name="ce50" office:value-type="float" office:value="-519.4925789768" calcext:value-type="float">
            <text:p><text:s/>-51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53838.252" calcext:value-type="float">
            <text:p><text:s/>-53,83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8316457.6352132" calcext:value-type="float">
            <text:p><text:s/>48,316,458 <text:s/></text:p>
          </table:table-cell>
          <table:table-cell table:style-name="ce51" office:value-type="float" office:value="49993271" calcext:value-type="float">
            <text:p><text:s/>49,993,271 <text:s/></text:p>
          </table:table-cell>
          <table:table-cell table:style-name="ce51" office:value-type="float" office:value="78341.5738367191" calcext:value-type="float">
            <text:p><text:s/>78,342 <text:s/></text:p>
          </table:table-cell>
          <table:table-cell table:style-name="ce51" office:value-type="float" office:value="352658.846" calcext:value-type="float">
            <text:p><text:s/>352,65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172917.222" calcext:value-type="float">
            <text:p><text:s/>3,172,91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96305.47258556" calcext:value-type="float">
            <text:p><text:s/>4,196,3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4504.002" calcext:value-type="float">
            <text:p><text:s/>214,50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447348.91885826" calcext:value-type="float">
            <text:p><text:s/>-447,349 <text:s/></text:p>
          </table:table-cell>
          <table:table-cell table:style-name="ce51" office:value-type="float" office:value="-82006" calcext:value-type="float">
            <text:p><text:s/>-82,006 <text:s/></text:p>
          </table:table-cell>
          <table:table-cell table:style-name="ce51" office:value-type="float" office:value="-192.7448731409" calcext:value-type="float">
            <text:p><text:s/>-19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606.302216438231" calcext:value-type="float">
            <text:p><text:s/>-6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04506.20910324" calcext:value-type="float">
            <text:p><text:s/>704,506 <text:s/></text:p>
          </table:table-cell>
          <table:table-cell table:style-name="ce50" office:value-type="float" office:value="7494842.33738483" calcext:value-type="float">
            <text:p><text:s/>7,494,842 <text:s/></text:p>
          </table:table-cell>
          <table:table-cell table:style-name="ce50" office:value-type="float" office:value="727762.72970914" calcext:value-type="float">
            <text:p><text:s/>727,763 <text:s/></text:p>
          </table:table-cell>
          <table:table-cell table:style-name="ce50" office:value-type="float" office:value="53614199.5591978" calcext:value-type="float">
            <text:p><text:s/>53,614,200 <text:s/></text:p>
          </table:table-cell>
          <table:table-cell table:style-name="ce50" office:value-type="float" office:value="50075277" calcext:value-type="float">
            <text:p><text:s/>50,075,277 <text:s/></text:p>
          </table:table-cell>
          <table:table-cell table:style-name="ce50" office:value-type="float" office:value="78534.31870986" calcext:value-type="float">
            <text:p><text:s/>78,534 <text:s/></text:p>
          </table:table-cell>
          <table:table-cell table:style-name="ce50" office:value-type="float" office:value="352658.846" calcext:value-type="float">
            <text:p><text:s/>352,659 <text:s/></text:p>
          </table:table-cell>
          <table:table-cell table:style-name="ce50" office:value-type="float" office:value="119519.45836376" calcext:value-type="float">
            <text:p><text:s/>119,5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506470.1647099" calcext:value-type="float">
            <text:p><text:s/>50,506,470 <text:s/></text:p>
          </table:table-cell>
          <table:table-cell table:style-name="ce50" office:value-type="float" office:value="50075277" calcext:value-type="float">
            <text:p><text:s/>50,075,277 <text:s/></text:p>
          </table:table-cell>
          <table:table-cell table:style-name="ce50" office:value-type="float" office:value="78534.31870986" calcext:value-type="float">
            <text:p><text:s/>78,534 <text:s/></text:p>
          </table:table-cell>
          <table:table-cell table:style-name="ce50" office:value-type="float" office:value="352658.846" calcext:value-type="float">
            <text:p><text:s/>352,6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12320.53333333" calcext:value-type="float">
            <text:p><text:s/>2,712,32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70.66666666667" calcext:value-type="float">
            <text:p><text:s/>2,9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04506.20910324" calcext:value-type="float">
            <text:p><text:s/>704,506 <text:s/></text:p>
          </table:table-cell>
          <table:table-cell table:style-name="ce51" office:value-type="float" office:value="7494842.33738483" calcext:value-type="float">
            <text:p><text:s/>7,494,842 <text:s/></text:p>
          </table:table-cell>
          <table:table-cell table:style-name="ce51" office:value-type="float" office:value="727762.72970914" calcext:value-type="float">
            <text:p><text:s/>727,763 <text:s/></text:p>
          </table:table-cell>
          <table:table-cell table:style-name="ce51" office:value-type="float" office:value="392438.19448791" calcext:value-type="float">
            <text:p><text:s/>392,43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9519.45836376" calcext:value-type="float">
            <text:p><text:s/>119,51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62645" calcext:value-type="float">
            <text:p><text:s/>3,062,645 <text:s/></text:p>
          </table:table-cell>
          <table:table-cell table:style-name="ce50" office:value-type="float" office:value="22229181" calcext:value-type="float">
            <text:p><text:s/>22,229,181 <text:s/></text:p>
          </table:table-cell>
          <table:table-cell table:style-name="ce50" office:value-type="float" office:value="1448404" calcext:value-type="float">
            <text:p><text:s/>1,448,404 <text:s/></text:p>
          </table:table-cell>
          <table:table-cell table:style-name="ce50" office:value-type="float" office:value="56125150.2213272" calcext:value-type="float">
            <text:p><text:s/>56,125,15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80332.515" calcext:value-type="float">
            <text:p><text:s/>2,680,333 <text:s/></text:p>
          </table:table-cell>
          <table:table-cell table:style-name="ce50" office:value-type="float" office:value="2100913.524" calcext:value-type="float">
            <text:p><text:s/>2,100,9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62645" calcext:value-type="float">
            <text:p><text:s/>3,062,645 <text:s/></text:p>
          </table:table-cell>
          <table:table-cell table:style-name="ce50" office:value-type="float" office:value="22229181" calcext:value-type="float">
            <text:p><text:s/>22,229,181 <text:s/></text:p>
          </table:table-cell>
          <table:table-cell table:style-name="ce50" office:value-type="float" office:value="1448404" calcext:value-type="float">
            <text:p><text:s/>1,448,404 <text:s/></text:p>
          </table:table-cell>
          <table:table-cell table:style-name="ce50" office:value-type="float" office:value="52468060.797361" calcext:value-type="float">
            <text:p><text:s/>52,468,0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80332.515" calcext:value-type="float">
            <text:p><text:s/>2,680,333 <text:s/></text:p>
          </table:table-cell>
          <table:table-cell table:style-name="ce50" office:value-type="float" office:value="2012472.22939623" calcext:value-type="float">
            <text:p><text:s/>2,012,47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57089.42396622" calcext:value-type="float">
            <text:p><text:s/>3,657,08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88441.2946037679" calcext:value-type="float">
            <text:p><text:s/>88,4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06709" calcext:value-type="float">
            <text:p><text:s/>606,709 <text:s/></text:p>
          </table:table-cell>
          <table:table-cell table:style-name="ce50" office:value-type="float" office:value="11277046" calcext:value-type="float">
            <text:p><text:s/>11,277,046 <text:s/></text:p>
          </table:table-cell>
          <table:table-cell table:style-name="ce50" office:value-type="float" office:value="368741" calcext:value-type="float">
            <text:p><text:s/>368,741 <text:s/></text:p>
          </table:table-cell>
          <table:table-cell table:style-name="ce50" office:value-type="float" office:value="3318327.26568729" calcext:value-type="float">
            <text:p><text:s/>3,318,3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0809.26739832" calcext:value-type="float">
            <text:p><text:s/>2,560,809 <text:s/></text:p>
          </table:table-cell>
          <table:table-cell table:style-name="ce50" office:value-type="float" office:value="128242.663035616" calcext:value-type="float">
            <text:p><text:s/>128,24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44.8" calcext:value-type="float">
            <text:p><text:s/>1,6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00893" calcext:value-type="float">
            <text:p><text:s/>500,893 <text:s/></text:p>
          </table:table-cell>
          <table:table-cell table:style-name="ce50" office:value-type="float" office:value="3750952" calcext:value-type="float">
            <text:p><text:s/>3,750,952 <text:s/></text:p>
          </table:table-cell>
          <table:table-cell table:style-name="ce50" office:value-type="float" office:value="368741" calcext:value-type="float">
            <text:p><text:s/>368,741 <text:s/></text:p>
          </table:table-cell>
          <table:table-cell table:style-name="ce50" office:value-type="float" office:value="17731.2" calcext:value-type="float">
            <text:p><text:s/>17,7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05816" calcext:value-type="float">
            <text:p><text:s/>105,816 <text:s/></text:p>
          </table:table-cell>
          <table:table-cell table:style-name="ce50" office:value-type="float" office:value="7526094" calcext:value-type="float">
            <text:p><text:s/>7,526,0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96018.01768048" calcext:value-type="float">
            <text:p><text:s/>3,296,0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0809.26739832" calcext:value-type="float">
            <text:p><text:s/>2,560,809 <text:s/></text:p>
          </table:table-cell>
          <table:table-cell table:style-name="ce50" office:value-type="float" office:value="126943.668" calcext:value-type="float">
            <text:p><text:s/>126,9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0" calcext:value-type="float">
            <text:p><text:s/>1,6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43.24800681279" calcext:value-type="float">
            <text:p><text:s/>1,24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298.99503561644" calcext:value-type="float">
            <text:p><text:s/>1,29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563" calcext:value-type="float">
            <text:p><text:s/>563 <text:s/></text:p>
          </table:table-cell>
          <table:table-cell table:style-name="ce52" office:value-type="float" office:value="232908" calcext:value-type="float">
            <text:p><text:s/>232,908 <text:s/></text:p>
          </table:table-cell>
          <table:table-cell table:style-name="ce52" office:value-type="float" office:value="20189" calcext:value-type="float">
            <text:p><text:s/>20,18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750866.79089676" calcext:value-type="float">
            <text:p><text:s/>1,750,867 <text:s/></text:p>
          </table:table-cell>
          <table:table-cell table:style-name="ce52" office:value-type="float" office:value="3224384.66261517" calcext:value-type="float">
            <text:p><text:s/>3,224,385 <text:s/></text:p>
          </table:table-cell>
          <table:table-cell table:style-name="ce52" office:value-type="float" office:value="331711.27029086" calcext:value-type="float">
            <text:p><text:s/>331,711 <text:s/></text:p>
          </table:table-cell>
          <table:table-cell table:style-name="ce52" office:value-type="float" office:value="43760124.4779281" calcext:value-type="float">
            <text:p><text:s/>43,760,12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.78923792" calcext:value-type="float">
            <text:p><text:s/>4 <text:s/></text:p>
          </table:table-cell>
          <table:table-cell table:style-name="ce52" office:value-type="float" office:value="4931690.38318082" calcext:value-type="float">
            <text:p><text:s/>4,931,69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750866.79089676" calcext:value-type="float">
            <text:p><text:s/>1,750,867 <text:s/></text:p>
          </table:table-cell>
          <table:table-cell table:style-name="ce52" office:value-type="float" office:value="3224384.66261517" calcext:value-type="float">
            <text:p><text:s/>3,224,385 <text:s/></text:p>
          </table:table-cell>
          <table:table-cell table:style-name="ce52" office:value-type="float" office:value="331711.27029086" calcext:value-type="float">
            <text:p><text:s/>331,711 <text:s/></text:p>
          </table:table-cell>
          <table:table-cell table:style-name="ce52" office:value-type="float" office:value="18454522.4679327" calcext:value-type="float">
            <text:p><text:s/>18,454,52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3.78923792" calcext:value-type="float">
            <text:p><text:s/>4 <text:s/></text:p>
          </table:table-cell>
          <table:table-cell table:style-name="ce52" office:value-type="float" office:value="2268978.49918082" calcext:value-type="float">
            <text:p><text:s/>2,268,9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50866.79089676" calcext:value-type="float">
            <text:p><text:s/>1,750,867 <text:s/></text:p>
          </table:table-cell>
          <table:table-cell table:style-name="ce50" office:value-type="float" office:value="3224384.66261517" calcext:value-type="float">
            <text:p><text:s/>3,224,385 <text:s/></text:p>
          </table:table-cell>
          <table:table-cell table:style-name="ce50" office:value-type="float" office:value="331711.27029086" calcext:value-type="float">
            <text:p><text:s/>331,711 <text:s/></text:p>
          </table:table-cell>
          <table:table-cell table:style-name="ce50" office:value-type="float" office:value="2057867.93794648" calcext:value-type="float">
            <text:p><text:s/>2,057,86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.78923792" calcext:value-type="float">
            <text:p><text:s/>4 <text:s/></text:p>
          </table:table-cell>
          <table:table-cell table:style-name="ce50" office:value-type="float" office:value="381156.28819726" calcext:value-type="float">
            <text:p><text:s/>381,1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295.2561" calcext:value-type="float">
            <text:p><text:s/>33,2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17.74" calcext:value-type="float">
            <text:p><text:s/>4,4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7474.608002625" calcext:value-type="float">
            <text:p><text:s/>207,4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69.77419726028" calcext:value-type="float">
            <text:p><text:s/>9,9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6959.247291211" calcext:value-type="float">
            <text:p><text:s/>176,9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3.504" calcext:value-type="float">
            <text:p><text:s/>1,3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32.9917166667" calcext:value-type="float">
            <text:p><text:s/>18,9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08.67" calcext:value-type="float">
            <text:p><text:s/>4,2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80.11792333333" calcext:value-type="float">
            <text:p><text:s/>5,1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.906" calcext:value-type="float">
            <text:p><text:s/>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099.2723350718" calcext:value-type="float">
            <text:p><text:s/>83,0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25.092" calcext:value-type="float">
            <text:p><text:s/>3,6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55.93771666667" calcext:value-type="float">
            <text:p><text:s/>3,6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45.07" calcext:value-type="float">
            <text:p><text:s/>3,8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373" calcext:value-type="float">
            <text:p><text:s/>12,3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59111.715568524" calcext:value-type="float">
            <text:p><text:s/>559,1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.78923792" calcext:value-type="float">
            <text:p><text:s/>4 <text:s/></text:p>
          </table:table-cell>
          <table:table-cell table:style-name="ce50" office:value-type="float" office:value="153904.608" calcext:value-type="float">
            <text:p><text:s/>153,9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9715.032943816" calcext:value-type="float">
            <text:p><text:s/>349,7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052.376" calcext:value-type="float">
            <text:p><text:s/>58,0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1699.012268139" calcext:value-type="float">
            <text:p>( 241,69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8052.376" calcext:value-type="float">
            <text:p>( 58,05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8016.020675677" calcext:value-type="float">
            <text:p>( 108,016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1062.833627214" calcext:value-type="float">
            <text:p><text:s/>101,0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.78923792" calcext:value-type="float">
            <text:p><text:s/>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641.4535174933" calcext:value-type="float">
            <text:p><text:s/>37,64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373" calcext:value-type="float">
            <text:p><text:s/>12,373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70692.39548" calcext:value-type="float">
            <text:p><text:s/>70,69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5852.232" calcext:value-type="float">
            <text:p><text:s/>95,8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604.5401733333" calcext:value-type="float">
            <text:p><text:s/>84,6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94.056" calcext:value-type="float">
            <text:p><text:s/>4,8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890.35251" calcext:value-type="float">
            <text:p><text:s/>37,8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32.234" calcext:value-type="float">
            <text:p><text:s/>4,93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4433.3858133333" calcext:value-type="float">
            <text:p><text:s/>44,43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316.032" calcext:value-type="float">
            <text:p><text:s/>3,3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184.444316667" calcext:value-type="float">
            <text:p><text:s/>218,1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989.51" calcext:value-type="float">
            <text:p><text:s/>13,9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577.6" calcext:value-type="float">
            <text:p><text:s/>33,5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606.844316667" calcext:value-type="float">
            <text:p><text:s/>184,6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989.51" calcext:value-type="float">
            <text:p><text:s/>13,9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140.57010666667" calcext:value-type="float">
            <text:p>( 7,14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9584.496" calcext:value-type="float">
            <text:p>( 9,584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236.26490333333" calcext:value-type="float">
            <text:p>( 3,23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3983.238" calcext:value-type="float">
            <text:p>( 3,98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38493.79089676" calcext:value-type="float">
            <text:p><text:s/>1,738,494 <text:s/></text:p>
          </table:table-cell>
          <table:table-cell table:style-name="ce50" office:value-type="float" office:value="3224384.66261517" calcext:value-type="float">
            <text:p><text:s/>3,224,385 <text:s/></text:p>
          </table:table-cell>
          <table:table-cell table:style-name="ce50" office:value-type="float" office:value="331711.27029086" calcext:value-type="float">
            <text:p><text:s/>331,711 <text:s/></text:p>
          </table:table-cell>
          <table:table-cell table:style-name="ce50" office:value-type="float" office:value="226208.03215" calcext:value-type="float">
            <text:p><text:s/>226,2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169.81" calcext:value-type="float">
            <text:p><text:s/>29,1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38493.79089676" calcext:value-type="float">
            <text:p><text:s/>1,738,494 <text:s/></text:p>
          </table:table-cell>
          <table:table-cell table:style-name="ce50" office:value-type="float" office:value="3224384.66261517" calcext:value-type="float">
            <text:p><text:s/>3,224,385 <text:s/></text:p>
          </table:table-cell>
          <table:table-cell table:style-name="ce50" office:value-type="float" office:value="331711.27029086" calcext:value-type="float">
            <text:p><text:s/>331,711 <text:s/></text:p>
          </table:table-cell>
          <table:table-cell table:style-name="ce50" office:value-type="float" office:value="193505.799996667" calcext:value-type="float">
            <text:p><text:s/>193,5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960.422" calcext:value-type="float">
            <text:p><text:s/>13,9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702.2321533333" calcext:value-type="float">
            <text:p><text:s/>32,7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209.388" calcext:value-type="float">
            <text:p><text:s/>15,2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643.24265" calcext:value-type="float">
            <text:p>( 9,64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3080.51" calcext:value-type="float">
            <text:p>( 13,08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2212.54789" calcext:value-type="float">
            <text:p><text:s/>52,2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557.126" calcext:value-type="float">
            <text:p><text:s/>10,55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636.75819666667" calcext:value-type="float">
            <text:p><text:s/>8,63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252.302" calcext:value-type="float">
            <text:p><text:s/>4,2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408.2237123747" calcext:value-type="float">
            <text:p><text:s/>61,4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72.28" calcext:value-type="float">
            <text:p><text:s/>4,4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374.0630966667" calcext:value-type="float">
            <text:p><text:s/>30,3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51.962" calcext:value-type="float">
            <text:p><text:s/>7,6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067.1526833333" calcext:value-type="float">
            <text:p><text:s/>94,0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5270.29" calcext:value-type="float">
            <text:p><text:s/>115,2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6.653333342667" calcext:value-type="float">
            <text:p><text:s/>9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827.1234966667" calcext:value-type="float">
            <text:p><text:s/>57,8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25.322" calcext:value-type="float">
            <text:p><text:s/>1,32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3395.51392" calcext:value-type="float">
            <text:p><text:s/>53,39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01329.7940194" calcext:value-type="float">
            <text:p><text:s/>13,701,3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473.285" calcext:value-type="float">
            <text:p><text:s/>59,4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507.555555556" calcext:value-type="float">
            <text:p><text:s/>106,50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394392.2384639" calcext:value-type="float">
            <text:p><text:s/>13,394,39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473.285" calcext:value-type="float">
            <text:p><text:s/>59,4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281.3333333333" calcext:value-type="float">
            <text:p><text:s/>20,2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0148.666666667" calcext:value-type="float">
            <text:p><text:s/>180,1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54150.157343333" calcext:value-type="float">
            <text:p><text:s/>454,1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0.854" calcext:value-type="float">
            <text:p><text:s/>5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8017.0906766667" calcext:value-type="float">
            <text:p><text:s/>78,0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50.854" calcext:value-type="float">
            <text:p><text:s/>55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76133.066666667" calcext:value-type="float">
            <text:p><text:s/>376,13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8488.427036131" calcext:value-type="float">
            <text:p><text:s/>978,4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5036.14820274" calcext:value-type="float">
            <text:p><text:s/>115,0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2479.020908353" calcext:value-type="float">
            <text:p><text:s/>442,4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4845.25820274" calcext:value-type="float">
            <text:p><text:s/>114,8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21.86666666667" calcext:value-type="float">
            <text:p><text:s/>2,42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24" calcext:value-type="float">
            <text:p><text:s/>11,12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23.2" calcext:value-type="float">
            <text:p><text:s/>9,7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27.53333333333" calcext:value-type="float">
            <text:p><text:s/>4,7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0178.422222222" calcext:value-type="float">
            <text:p><text:s/>360,1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7834.383905556" calcext:value-type="float">
            <text:p><text:s/>147,83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90.89" calcext:value-type="float">
            <text:p><text:s/>19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62686.15158731" calcext:value-type="float">
            <text:p><text:s/>1,262,68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712761.92378082" calcext:value-type="float">
            <text:p><text:s/>1,712,7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305602.0099954" calcext:value-type="float">
            <text:p><text:s/>25,305,6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62711.884" calcext:value-type="float">
            <text:p><text:s/>2,662,7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305602.0099954" calcext:value-type="float">
            <text:p><text:s/>25,305,6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62711.884" calcext:value-type="float">
            <text:p><text:s/>2,662,7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1547317.1055933" calcext:value-type="float">
            <text:p>( 21,547,31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662711.884" calcext:value-type="float">
            <text:p>( 2,662,71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05513.353248" calcext:value-type="float">
            <text:p><text:s/>605,513 <text:s/></text:p>
          </table:table-cell>
          <table:table-cell table:style-name="ce57" office:value-type="float" office:value="1097431.737839" calcext:value-type="float">
            <text:p><text:s/>1,097,432 <text:s/></text:p>
          </table:table-cell>
          <table:table-cell table:style-name="ce57" office:value-type="float" office:value="232356.540731" calcext:value-type="float">
            <text:p><text:s/>232,357 <text:s/></text:p>
          </table:table-cell>
          <table:table-cell table:style-name="ce57" office:value-type="float" office:value="11889033.857049" calcext:value-type="float">
            <text:p><text:s/>11,889,03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08246.97609" calcext:value-type="float">
            <text:p><text:s/>408,24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447924.348" calcext:value-type="float">
            <text:p><text:s/>10,447,92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935.786362" calcext:value-type="float">
            <text:p><text:s/>8,93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05513.353248" calcext:value-type="float">
            <text:p><text:s/>605,513 <text:s/></text:p>
          </table:table-cell>
          <table:table-cell table:style-name="ce57" office:value-type="float" office:value="1097431.737839" calcext:value-type="float">
            <text:p><text:s/>1,097,432 <text:s/></text:p>
          </table:table-cell>
          <table:table-cell table:style-name="ce57" office:value-type="float" office:value="232356.540731" calcext:value-type="float">
            <text:p><text:s/>232,357 <text:s/></text:p>
          </table:table-cell>
          <table:table-cell table:style-name="ce57" office:value-type="float" office:value="1432173.722687" calcext:value-type="float">
            <text:p><text:s/>1,432,174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08246.97609" calcext:value-type="float">
            <text:p><text:s/>408,24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44512.909031" calcext:value-type="float">
            <text:p><text:s/>644,51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44512.909031" calcext:value-type="float">
            <text:p><text:s/>644,51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547785" calcext:value-type="float">
            <text:p><text:s/>16,547,785 <text:s/></text:p>
          </table:table-cell>
          <table:table-cell table:number-columns-repeated="2" table:style-name="ce50" office:value-type="float" office:value="166687" calcext:value-type="float">
            <text:p><text:s/>166,6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3599" calcext:value-type="float">
            <text:p><text:s/>263,5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027234" calcext:value-type="float">
            <text:p><text:s/>6,027,2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1103" calcext:value-type="float">
            <text:p><text:s/>1,141,1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434249" calcext:value-type="float">
            <text:p><text:s/>3,434,2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551" calcext:value-type="float">
            <text:p><text:s/>27,551 <text:s/></text:p>
          </table:table-cell>
          <table:table-cell table:number-columns-repeated="2" table:style-name="ce50" office:value-type="float" office:value="196307.2" calcext:value-type="float">
            <text:p><text:s/>196,30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577" calcext:value-type="float">
            <text:p><text:s/>44,577 <text:s/></text:p>
          </table:table-cell>
          <table:table-cell table:style-name="ce50" office:value-type="float" office:value="3262" calcext:value-type="float">
            <text:p><text:s/>3,26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520234" calcext:value-type="float">
            <text:p><text:s/>16,520,234 <text:s/></text:p>
          </table:table-cell>
          <table:table-cell table:number-columns-repeated="2" table:style-name="ce51" office:value-type="float" office:value="-6056854.2" calcext:value-type="float">
            <text:p><text:s/>-6,056,85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356330" calcext:value-type="float">
            <text:p><text:s/>-4,356,330 <text:s/></text:p>
          </table:table-cell>
          <table:table-cell table:style-name="ce51" office:value-type="float" office:value="-3262" calcext:value-type="float">
            <text:p><text:s/>-3,2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56653" calcext:value-type="float">
            <text:p><text:s/>3,856,653 <text:s/></text:p>
          </table:table-cell>
          <table:table-cell table:number-columns-repeated="2" table:style-name="ce50" office:value-type="float" office:value="16050" calcext:value-type="float">
            <text:p><text:s/>16,0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133" calcext:value-type="float">
            <text:p><text:s/>15,1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4323" calcext:value-type="float">
            <text:p><text:s/>64,323 <text:s/></text:p>
          </table:table-cell>
          <table:table-cell table:number-columns-repeated="2" table:style-name="ce51" office:value-type="float" office:value="-126594.4" calcext:value-type="float">
            <text:p><text:s/>-126,59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4800" calcext:value-type="float">
            <text:p><text:s/>4,800 <text:s/></text:p>
          </table:table-cell>
          <table:table-cell table:style-name="ce51" office:value-type="float" office:value="-841" calcext:value-type="float">
            <text:p><text:s/>-8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998019" calcext:value-type="float">
            <text:p><text:s/>9,998,019 <text:s/></text:p>
          </table:table-cell>
          <table:table-cell table:number-columns-repeated="2" table:style-name="ce50" office:value-type="float" office:value="16439145.8" calcext:value-type="float">
            <text:p><text:s/>16,439,14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65921" calcext:value-type="float">
            <text:p><text:s/>4,665,921 <text:s/></text:p>
          </table:table-cell>
          <table:table-cell table:style-name="ce50" office:value-type="float" office:value="9078" calcext:value-type="float">
            <text:p><text:s/>9,07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998019" calcext:value-type="float">
            <text:p><text:s/>9,998,019 <text:s/></text:p>
          </table:table-cell>
          <table:table-cell table:number-columns-repeated="2" table:style-name="ce50" office:value-type="float" office:value="12394182.3015385" calcext:value-type="float">
            <text:p><text:s/>12,394,18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65921" calcext:value-type="float">
            <text:p><text:s/>4,665,921 <text:s/></text:p>
          </table:table-cell>
          <table:table-cell table:style-name="ce50" office:value-type="float" office:value="9078" calcext:value-type="float">
            <text:p><text:s/>9,07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4044963.49846154" calcext:value-type="float">
            <text:p><text:s/>4,044,96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91" calcext:value-type="float">
            <text:p><text:s/>4,09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29" calcext:value-type="float">
            <text:p><text:s/>2,1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950" calcext:value-type="float">
            <text:p><text:s/>1,9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2" calcext:value-type="float">
            <text:p><text:s/>1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2597277" calcext:value-type="float">
            <text:p><text:s/>22,597,277 <text:s/></text:p>
          </table:table-cell>
          <table:table-cell table:number-columns-repeated="2" table:style-name="ce52" office:value-type="float" office:value="10488745" calcext:value-type="float">
            <text:p><text:s/>10,488,745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89658" calcext:value-type="float">
            <text:p><text:s/>289,658 <text:s/></text:p>
          </table:table-cell>
          <table:table-cell table:style-name="ce52" office:value-type="float" office:value="6648" calcext:value-type="float">
            <text:p><text:s/>6,64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488745" calcext:value-type="float">
            <text:p><text:s/>10,488,745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89658" calcext:value-type="float">
            <text:p><text:s/>289,658 <text:s/></text:p>
          </table:table-cell>
          <table:table-cell table:style-name="ce52" office:value-type="float" office:value="6648" calcext:value-type="float">
            <text:p><text:s/>6,6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187" calcext:value-type="float">
            <text:p><text:s/>6,18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52" calcext:value-type="float">
            <text:p><text:s/>1,1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" calcext:value-type="float">
            <text:p><text:s/>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58" calcext:value-type="float">
            <text:p><text:s/>3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2" calcext:value-type="float">
            <text:p><text:s/>1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5" calcext:value-type="float">
            <text:p><text:s/>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0" calcext:value-type="float">
            <text:p><text:s/>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37" calcext:value-type="float">
            <text:p><text:s/>1,1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" calcext:value-type="float">
            <text:p><text:s/>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2" calcext:value-type="float">
            <text:p><text:s/>1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0" calcext:value-type="float">
            <text:p><text:s/>1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" calcext:value-type="float">
            <text:p><text:s/>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2" calcext:value-type="float">
            <text:p>( 12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" calcext:value-type="float">
            <text:p><text:s/>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0" calcext:value-type="float">
            <text:p><text:s/>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40" calcext:value-type="float">
            <text:p><text:s/>4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8" calcext:value-type="float">
            <text:p><text:s/>3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513" calcext:value-type="float">
            <text:p><text:s/>4,5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7" calcext:value-type="float">
            <text:p><text:s/>5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1" calcext:value-type="float">
            <text:p><text:s/>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433554.779" calcext:value-type="float">
            <text:p><text:s/>10,433,5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9821" calcext:value-type="float">
            <text:p><text:s/>119,8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19821" calcext:value-type="float">
            <text:p><text:s/>119,8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433554.779" calcext:value-type="float">
            <text:p><text:s/>10,433,5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724.221" calcext:value-type="float">
            <text:p><text:s/>10,7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724.221" calcext:value-type="float">
            <text:p><text:s/>10,7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8279" calcext:value-type="float">
            <text:p><text:s/>38,2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8685" calcext:value-type="float">
            <text:p><text:s/>168,685 <text:s/></text:p>
          </table:table-cell>
          <table:table-cell table:style-name="ce50" office:value-type="float" office:value="6648" calcext:value-type="float">
            <text:p><text:s/>6,6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785" calcext:value-type="float">
            <text:p><text:s/>2,7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50" calcext:value-type="float">
            <text:p><text:s/>8,9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79" calcext:value-type="float">
            <text:p><text:s/>3,3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3419" calcext:value-type="float">
            <text:p><text:s/>23,41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8676" calcext:value-type="float">
            <text:p><text:s/>168,67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531" calcext:value-type="float">
            <text:p><text:s/>2,53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63" calcext:value-type="float">
            <text:p><text:s/>3,86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597277" calcext:value-type="float">
            <text:p><text:s/>22,597,2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597277" calcext:value-type="float">
            <text:p><text:s/>22,597,2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597277" calcext:value-type="float">
            <text:p>( 22,597,27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72742" calcext:value-type="float">
            <text:p><text:s/>1,772,7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4020" calcext:value-type="float">
            <text:p><text:s/>374,020 <text:s/></text:p>
          </table:table-cell>
          <table:table-cell table:style-name="ce50" office:value-type="float" office:value="77951" calcext:value-type="float">
            <text:p><text:s/>77,951 <text:s/></text:p>
          </table:table-cell>
          <table:table-cell table:style-name="ce50" office:value-type="float" office:value="1615390.92747195" calcext:value-type="float">
            <text:p><text:s/>1,615,391 <text:s/></text:p>
          </table:table-cell>
          <table:table-cell table:style-name="ce50" office:value-type="float" office:value="138818" calcext:value-type="float">
            <text:p><text:s/>138,818 <text:s/></text:p>
          </table:table-cell>
          <table:table-cell table:style-name="ce50" office:value-type="float" office:value="45360" calcext:value-type="float">
            <text:p><text:s/>45,360 <text:s/></text:p>
          </table:table-cell>
          <table:table-cell table:style-name="ce50" office:value-type="float" office:value="384888" calcext:value-type="float">
            <text:p><text:s/>384,88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0644711.716" calcext:value-type="float">
            <text:p><text:s/>10,644,712 <text:s/></text:p>
          </table:table-cell>
          <table:table-cell table:style-name="ce50" office:value-type="float" office:value="1331136" calcext:value-type="float">
            <text:p><text:s/>1,331,136 <text:s/></text:p>
          </table:table-cell>
          <table:table-cell table:style-name="ce50" office:value-type="float" office:value="132" calcext:value-type="float">
            <text:p><text:s/>132 <text:s/></text:p>
          </table:table-cell>
          <table:table-cell table:style-name="ce50" office:value-type="float" office:value="638698" calcext:value-type="float">
            <text:p><text:s/>638,698 <text:s/></text:p>
          </table:table-cell>
          <table:table-cell table:style-name="ce50" office:value-type="float" office:value="336834" calcext:value-type="float">
            <text:p><text:s/>336,834 <text:s/></text:p>
          </table:table-cell>
          <table:table-cell table:style-name="ce50" office:value-type="float" office:value="51890.9467949947" calcext:value-type="float">
            <text:p><text:s/>51,891 <text:s/></text:p>
          </table:table-cell>
          <table:table-cell table:style-name="ce50" office:value-type="float" office:value="10629" calcext:value-type="float">
            <text:p><text:s/>10,629 <text:s/></text:p>
          </table:table-cell>
          <table:table-cell table:style-name="ce50" office:value-type="float" office:value="508787" calcext:value-type="float">
            <text:p><text:s/>508,787 <text:s/></text:p>
          </table:table-cell>
          <table:table-cell table:style-name="ce50" office:value-type="float" office:value="130138" calcext:value-type="float">
            <text:p><text:s/>130,13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09849" calcext:value-type="float">
            <text:p><text:s/>109,849 <text:s/></text:p>
          </table:table-cell>
          <table:table-cell table:style-name="ce50" office:value-type="float" office:value="1253744" calcext:value-type="float">
            <text:p><text:s/>1,253,7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" calcext:value-type="float">
            <text:p><text:s/>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92785.467" calcext:value-type="float">
            <text:p><text:s/>-92,785 <text:s/></text:p>
          </table:table-cell>
          <table:table-cell table:style-name="ce50" office:value-type="float" office:value="-107611.4565" calcext:value-type="float">
            <text:p><text:s/>-107,611 <text:s/></text:p>
          </table:table-cell>
          <table:table-cell table:style-name="ce50" office:value-type="float" office:value="-2191" calcext:value-type="float">
            <text:p><text:s/>-2,191 <text:s/></text:p>
          </table:table-cell>
          <table:table-cell table:style-name="ce50" office:value-type="float" office:value="-5650" calcext:value-type="float">
            <text:p><text:s/>-5,650 <text:s/></text:p>
          </table:table-cell>
          <table:table-cell table:style-name="ce50" office:value-type="float" office:value="-37091" calcext:value-type="float">
            <text:p><text:s/>-37,091 <text:s/></text:p>
          </table:table-cell>
          <table:table-cell table:style-name="ce50" office:value-type="float" office:value="-8018.00000000002" calcext:value-type="float">
            <text:p><text:s/>-8,0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336" calcext:value-type="float">
            <text:p><text:s/>27,336 <text:s/></text:p>
          </table:table-cell>
          <table:table-cell table:style-name="ce50" office:value-type="float" office:value="-198241" calcext:value-type="float">
            <text:p><text:s/>-198,24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0661775.249" calcext:value-type="float">
            <text:p><text:s/>-10,661,775 <text:s/></text:p>
          </table:table-cell>
          <table:table-cell table:style-name="ce51" office:value-type="float" office:value="-704526.5435" calcext:value-type="float">
            <text:p><text:s/>-704,527 <text:s/></text:p>
          </table:table-cell>
          <table:table-cell table:style-name="ce51" office:value-type="float" office:value="2059" calcext:value-type="float">
            <text:p><text:s/>2,059 <text:s/></text:p>
          </table:table-cell>
          <table:table-cell table:style-name="ce51" office:value-type="float" office:value="-259045" calcext:value-type="float">
            <text:p><text:s/>-259,045 <text:s/></text:p>
          </table:table-cell>
          <table:table-cell table:style-name="ce51" office:value-type="float" office:value="-221792" calcext:value-type="float">
            <text:p><text:s/>-221,792 <text:s/></text:p>
          </table:table-cell>
          <table:table-cell table:style-name="ce51" office:value-type="float" office:value="1571517.98067695" calcext:value-type="float">
            <text:p><text:s/>1,571,518 <text:s/></text:p>
          </table:table-cell>
          <table:table-cell table:style-name="ce51" office:value-type="float" office:value="128189" calcext:value-type="float">
            <text:p><text:s/>128,189 <text:s/></text:p>
          </table:table-cell>
          <table:table-cell table:style-name="ce51" office:value-type="float" office:value="-490763" calcext:value-type="float">
            <text:p><text:s/>-490,763 <text:s/></text:p>
          </table:table-cell>
          <table:table-cell table:style-name="ce51" office:value-type="float" office:value="452991" calcext:value-type="float">
            <text:p><text:s/>452,99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3084" calcext:value-type="float">
            <text:p><text:s/>33,084 <text:s/></text:p>
          </table:table-cell>
          <table:table-cell table:style-name="ce50" office:value-type="float" office:value="278682" calcext:value-type="float">
            <text:p><text:s/>278,682 <text:s/></text:p>
          </table:table-cell>
          <table:table-cell table:style-name="ce50" office:value-type="float" office:value="1202" calcext:value-type="float">
            <text:p><text:s/>1,202 <text:s/></text:p>
          </table:table-cell>
          <table:table-cell table:style-name="ce50" office:value-type="float" office:value="4155" calcext:value-type="float">
            <text:p><text:s/>4,1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0" calcext:value-type="float">
            <text:p><text:s/>2,1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2609" calcext:value-type="float">
            <text:p><text:s/>332,60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58800.457" calcext:value-type="float">
            <text:p><text:s/>-158,800 <text:s/></text:p>
          </table:table-cell>
          <table:table-cell table:style-name="ce51" office:value-type="float" office:value="-155618.69706875" calcext:value-type="float">
            <text:p><text:s/>-155,61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2446.28331758" calcext:value-type="float">
            <text:p><text:s/>132,446 <text:s/></text:p>
          </table:table-cell>
          <table:table-cell table:style-name="ce50" office:value-type="float" office:value="2500842.31659867" calcext:value-type="float">
            <text:p><text:s/>2,500,8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2578" calcext:value-type="float">
            <text:p><text:s/>192,578 <text:s/></text:p>
          </table:table-cell>
          <table:table-cell table:style-name="ce50" office:value-type="float" office:value="22712.3153235342" calcext:value-type="float">
            <text:p><text:s/>22,71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0516" calcext:value-type="float">
            <text:p><text:s/>130,516 <text:s/></text:p>
          </table:table-cell>
          <table:table-cell table:style-name="ce50" office:value-type="float" office:value="2428599" calcext:value-type="float">
            <text:p><text:s/>2,428,5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85" calcext:value-type="float">
            <text:p><text:s/>2,7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930.28331758" calcext:value-type="float">
            <text:p><text:s/>1,930 <text:s/></text:p>
          </table:table-cell>
          <table:table-cell table:style-name="ce51" office:value-type="float" office:value="69458.31659867" calcext:value-type="float">
            <text:p><text:s/>69,45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2578" calcext:value-type="float">
            <text:p><text:s/>192,578 <text:s/></text:p>
          </table:table-cell>
          <table:table-cell table:style-name="ce51" office:value-type="float" office:value="22712.3153235342" calcext:value-type="float">
            <text:p><text:s/>22,71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364912.792" calcext:value-type="float">
            <text:p><text:s/>16,364,913 <text:s/></text:p>
          </table:table-cell>
          <table:table-cell table:style-name="ce50" office:value-type="float" office:value="5386234.14173125" calcext:value-type="float">
            <text:p><text:s/>5,386,234 <text:s/></text:p>
          </table:table-cell>
          <table:table-cell table:style-name="ce50" office:value-type="float" office:value="1078" calcext:value-type="float">
            <text:p><text:s/>1,078 <text:s/></text:p>
          </table:table-cell>
          <table:table-cell table:style-name="ce50" office:value-type="float" office:value="850169" calcext:value-type="float">
            <text:p><text:s/>850,169 <text:s/></text:p>
          </table:table-cell>
          <table:table-cell table:style-name="ce50" office:value-type="float" office:value="618923" calcext:value-type="float">
            <text:p><text:s/>618,923 <text:s/></text:p>
          </table:table-cell>
          <table:table-cell table:style-name="ce50" office:value-type="float" office:value="94110" calcext:value-type="float">
            <text:p><text:s/>94,1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6341" calcext:value-type="float">
            <text:p><text:s/>1,266,341 <text:s/></text:p>
          </table:table-cell>
          <table:table-cell table:style-name="ce50" office:value-type="float" office:value="976546.277777778" calcext:value-type="float">
            <text:p><text:s/>976,5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6322984.952" calcext:value-type="float">
            <text:p><text:s/>16,322,985 <text:s/></text:p>
          </table:table-cell>
          <table:table-cell table:style-name="ce50" office:value-type="float" office:value="5385918.76152292" calcext:value-type="float">
            <text:p><text:s/>5,385,919 <text:s/></text:p>
          </table:table-cell>
          <table:table-cell table:style-name="ce50" office:value-type="float" office:value="1078" calcext:value-type="float">
            <text:p><text:s/>1,078 <text:s/></text:p>
          </table:table-cell>
          <table:table-cell table:style-name="ce50" office:value-type="float" office:value="850169" calcext:value-type="float">
            <text:p><text:s/>850,169 <text:s/></text:p>
          </table:table-cell>
          <table:table-cell table:style-name="ce50" office:value-type="float" office:value="618923" calcext:value-type="float">
            <text:p><text:s/>618,923 <text:s/></text:p>
          </table:table-cell>
          <table:table-cell table:style-name="ce50" office:value-type="float" office:value="94110" calcext:value-type="float">
            <text:p><text:s/>94,1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6341" calcext:value-type="float">
            <text:p><text:s/>1,266,341 <text:s/></text:p>
          </table:table-cell>
          <table:table-cell table:style-name="ce50" office:value-type="float" office:value="929761.829777778" calcext:value-type="float">
            <text:p><text:s/>929,76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1927.84" calcext:value-type="float">
            <text:p><text:s/>41,928 <text:s/></text:p>
          </table:table-cell>
          <table:table-cell table:style-name="ce51" office:value-type="float" office:value="315.380208333333" calcext:value-type="float">
            <text:p><text:s/>31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1" office:value-type="float" office:value="46784.448" calcext:value-type="float">
            <text:p><text:s/>46,78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1256" calcext:value-type="float">
            <text:p><text:s/>31,256 <text:s/></text:p>
          </table:table-cell>
          <table:table-cell table:style-name="ce50" office:value-type="float" office:value="64323.22188534" calcext:value-type="float">
            <text:p><text:s/>64,3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5091" calcext:value-type="float">
            <text:p><text:s/>555,091 <text:s/></text:p>
          </table:table-cell>
          <table:table-cell table:style-name="ce50" office:value-type="float" office:value="58967.3291209102" calcext:value-type="float">
            <text:p><text:s/>58,9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2" calcext:value-type="float">
            <text:p><text:s/>1,5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623" calcext:value-type="float">
            <text:p><text:s/>16,6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1256" calcext:value-type="float">
            <text:p><text:s/>31,256 <text:s/></text:p>
          </table:table-cell>
          <table:table-cell table:style-name="ce50" office:value-type="float" office:value="45900.22188534" calcext:value-type="float">
            <text:p><text:s/>45,90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5091" calcext:value-type="float">
            <text:p><text:s/>555,091 <text:s/></text:p>
          </table:table-cell>
          <table:table-cell table:style-name="ce50" office:value-type="float" office:value="58967.3291209102" calcext:value-type="float">
            <text:p><text:s/>58,9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58" calcext:value-type="float">
            <text:p><text:s/>25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665151.71668242" calcext:value-type="float">
            <text:p><text:s/>5,665,152 <text:s/></text:p>
          </table:table-cell>
          <table:table-cell table:style-name="ce52" office:value-type="float" office:value="1993478.75681599" calcext:value-type="float">
            <text:p><text:s/>1,993,479 <text:s/></text:p>
          </table:table-cell>
          <table:table-cell table:style-name="ce52" office:value-type="float" office:value="1935" calcext:value-type="float">
            <text:p><text:s/>1,935 <text:s/></text:p>
          </table:table-cell>
          <table:table-cell table:style-name="ce52" office:value-type="float" office:value="586969" calcext:value-type="float">
            <text:p><text:s/>586,969 <text:s/></text:p>
          </table:table-cell>
          <table:table-cell table:style-name="ce52" office:value-type="float" office:value="397131" calcext:value-type="float">
            <text:p><text:s/>397,131 <text:s/></text:p>
          </table:table-cell>
          <table:table-cell table:style-name="ce52" office:value-type="float" office:value="1663467.98067695" calcext:value-type="float">
            <text:p><text:s/>1,663,468 <text:s/></text:p>
          </table:table-cell>
          <table:table-cell table:style-name="ce52" office:value-type="float" office:value="128189" calcext:value-type="float">
            <text:p><text:s/>128,189 <text:s/></text:p>
          </table:table-cell>
          <table:table-cell table:style-name="ce52" office:value-type="float" office:value="27909" calcext:value-type="float">
            <text:p><text:s/>27,909 <text:s/></text:p>
          </table:table-cell>
          <table:table-cell table:style-name="ce52" office:value-type="float" office:value="1015248.63333333" calcext:value-type="float">
            <text:p><text:s/>1,015,24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665151.71668242" calcext:value-type="float">
            <text:p><text:s/>5,665,152 <text:s/></text:p>
          </table:table-cell>
          <table:table-cell table:style-name="ce52" office:value-type="float" office:value="1993478.75681599" calcext:value-type="float">
            <text:p><text:s/>1,993,47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960" calcext:value-type="float">
            <text:p><text:s/>13,9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3638.71668242" calcext:value-type="float">
            <text:p><text:s/>113,639 <text:s/></text:p>
          </table:table-cell>
          <table:table-cell table:style-name="ce50" office:value-type="float" office:value="1547335.75681599" calcext:value-type="float">
            <text:p><text:s/>1,547,3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960" calcext:value-type="float">
            <text:p><text:s/>13,9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4834" calcext:value-type="float">
            <text:p><text:s/>4,834 <text:s/></text:p>
          </table:table-cell>
          <table:table-cell table:style-name="ce50" office:value-type="float" office:value="23915" calcext:value-type="float">
            <text:p><text:s/>23,9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053" calcext:value-type="float">
            <text:p><text:s/>3,053 <text:s/></text:p>
          </table:table-cell>
          <table:table-cell table:style-name="ce50" office:value-type="float" office:value="184654.62710675" calcext:value-type="float">
            <text:p><text:s/>184,6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293" calcext:value-type="float">
            <text:p><text:s/>1,293 <text:s/></text:p>
          </table:table-cell>
          <table:table-cell table:style-name="ce50" office:value-type="float" office:value="163853.18506051" calcext:value-type="float">
            <text:p><text:s/>163,8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57" calcext:value-type="float">
            <text:p><text:s/>57 <text:s/></text:p>
          </table:table-cell>
          <table:table-cell table:style-name="ce50" office:value-type="float" office:value="14791" calcext:value-type="float">
            <text:p><text:s/>14,7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35" calcext:value-type="float">
            <text:p><text:s/>4,8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975" calcext:value-type="float">
            <text:p><text:s/>975 <text:s/></text:p>
          </table:table-cell>
          <table:table-cell table:style-name="ce50" office:value-type="float" office:value="74485.57455336" calcext:value-type="float">
            <text:p><text:s/>74,48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12" calcext:value-type="float">
            <text:p><text:s/>112 <text:s/></text:p>
          </table:table-cell>
          <table:table-cell table:style-name="ce50" office:value-type="float" office:value="663" calcext:value-type="float">
            <text:p><text:s/>6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7139.7457693" calcext:value-type="float">
            <text:p><text:s/>67,140 <text:s/></text:p>
          </table:table-cell>
          <table:table-cell table:style-name="ce50" office:value-type="float" office:value="359034.78830149" calcext:value-type="float">
            <text:p><text:s/>359,0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7109.7457693" calcext:value-type="float">
            <text:p><text:s/>67,110 <text:s/></text:p>
          </table:table-cell>
          <table:table-cell table:style-name="ce50" office:value-type="float" office:value="229014.15804919" calcext:value-type="float">
            <text:p><text:s/>229,0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684" calcext:value-type="float">
            <text:p>( 1,684 <text:s/>)</text:p>
          </table:table-cell>
          <table:table-cell table:style-name="ce53" office:value-type="float" office:value="184996.66621388" calcext:value-type="float">
            <text:p>( 184,99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5425.7457693" calcext:value-type="float">
            <text:p>( 65,426 <text:s/>)</text:p>
          </table:table-cell>
          <table:table-cell table:style-name="ce53" office:value-type="float" office:value="44017.49183531" calcext:value-type="float">
            <text:p>( 44,01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4744.26757965" calcext:value-type="float">
            <text:p><text:s/>94,7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276.36267265" calcext:value-type="float">
            <text:p><text:s/>35,2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0" calcext:value-type="float">
            <text:p><text:s/>3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583" calcext:value-type="float">
            <text:p><text:s/>1,583 <text:s/></text:p>
          </table:table-cell>
          <table:table-cell table:style-name="ce50" office:value-type="float" office:value="73561" calcext:value-type="float">
            <text:p><text:s/>73,5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7" calcext:value-type="float">
            <text:p><text:s/>17 <text:s/></text:p>
          </table:table-cell>
          <table:table-cell table:style-name="ce50" office:value-type="float" office:value="32096" calcext:value-type="float">
            <text:p><text:s/>32,0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51" calcext:value-type="float">
            <text:p><text:s/>51 <text:s/></text:p>
          </table:table-cell>
          <table:table-cell table:style-name="ce54" office:value-type="float" office:value="39319" calcext:value-type="float">
            <text:p><text:s/>39,31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2531" calcext:value-type="float">
            <text:p><text:s/>12,531 <text:s/></text:p>
          </table:table-cell>
          <table:table-cell table:style-name="ce50" office:value-type="float" office:value="183791" calcext:value-type="float">
            <text:p><text:s/>183,7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1542" calcext:value-type="float">
            <text:p><text:s/>11,542 <text:s/></text:p>
          </table:table-cell>
          <table:table-cell table:style-name="ce50" office:value-type="float" office:value="21266" calcext:value-type="float">
            <text:p><text:s/>21,2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989" calcext:value-type="float">
            <text:p><text:s/>989 <text:s/></text:p>
          </table:table-cell>
          <table:table-cell table:style-name="ce50" office:value-type="float" office:value="162525" calcext:value-type="float">
            <text:p><text:s/>162,5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80" calcext:value-type="float">
            <text:p>( 80 <text:s/>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10" calcext:value-type="float">
            <text:p>( 310 <text:s/>)</text:p>
          </table:table-cell>
          <table:table-cell table:number-columns-repeated="8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788" calcext:value-type="float">
            <text:p><text:s/>6,788 <text:s/></text:p>
          </table:table-cell>
          <table:table-cell table:style-name="ce50" office:value-type="float" office:value="172841" calcext:value-type="float">
            <text:p><text:s/>172,8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960" calcext:value-type="float">
            <text:p><text:s/>13,96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657" calcext:value-type="float">
            <text:p><text:s/>6,657 <text:s/></text:p>
          </table:table-cell>
          <table:table-cell table:style-name="ce50" office:value-type="float" office:value="152810" calcext:value-type="float">
            <text:p><text:s/>152,8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960" calcext:value-type="float">
            <text:p><text:s/>13,960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31" calcext:value-type="float">
            <text:p><text:s/>131 <text:s/></text:p>
          </table:table-cell>
          <table:table-cell table:style-name="ce50" office:value-type="float" office:value="20031" calcext:value-type="float">
            <text:p><text:s/>20,0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10" calcext:value-type="float">
            <text:p><text:s/>210 <text:s/></text:p>
          </table:table-cell>
          <table:table-cell table:style-name="ce50" office:value-type="float" office:value="41469" calcext:value-type="float">
            <text:p><text:s/>41,4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64" calcext:value-type="float">
            <text:p><text:s/>164 <text:s/></text:p>
          </table:table-cell>
          <table:table-cell table:style-name="ce54" office:value-type="float" office:value="4982" calcext:value-type="float">
            <text:p><text:s/>4,98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340.97091311" calcext:value-type="float">
            <text:p><text:s/>7,341 <text:s/></text:p>
          </table:table-cell>
          <table:table-cell table:style-name="ce50" office:value-type="float" office:value="47797.48749388" calcext:value-type="float">
            <text:p><text:s/>47,7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646" calcext:value-type="float">
            <text:p><text:s/>3,646 <text:s/></text:p>
          </table:table-cell>
          <table:table-cell table:style-name="ce50" office:value-type="float" office:value="16330" calcext:value-type="float">
            <text:p><text:s/>16,3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9" calcext:value-type="float">
            <text:p><text:s/>149 <text:s/></text:p>
          </table:table-cell>
          <table:table-cell table:style-name="ce50" office:value-type="float" office:value="8389" calcext:value-type="float">
            <text:p><text:s/>8,38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500.00000001" calcext:value-type="float">
            <text:p><text:s/>500 <text:s/></text:p>
          </table:table-cell>
          <table:table-cell table:style-name="ce50" office:value-type="float" office:value="1.8" calcext:value-type="float">
            <text:p><text:s/>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3195" calcext:value-type="float">
            <text:p><text:s/>3,195 <text:s/></text:p>
          </table:table-cell>
          <table:table-cell table:style-name="ce50" office:value-type="float" office:value="50468" calcext:value-type="float">
            <text:p><text:s/>50,4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0058.2943" calcext:value-type="float">
            <text:p><text:s/>50,05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719287.86" calcext:value-type="float">
            <text:p><text:s/>4,719,288 <text:s/></text:p>
          </table:table-cell>
          <table:table-cell table:style-name="ce50" office:value-type="float" office:value="97401" calcext:value-type="float">
            <text:p><text:s/>97,4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615856.86" calcext:value-type="float">
            <text:p><text:s/>4,615,85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21730" calcext:value-type="float">
            <text:p><text:s/>21,73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81701" calcext:value-type="float">
            <text:p><text:s/>81,701 <text:s/></text:p>
          </table:table-cell>
          <table:table-cell table:style-name="ce50" office:value-type="float" office:value="97401" calcext:value-type="float">
            <text:p><text:s/>97,4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41804.14" calcext:value-type="float">
            <text:p><text:s/>441,804 <text:s/></text:p>
          </table:table-cell>
          <table:table-cell table:style-name="ce50" office:value-type="float" office:value="30093" calcext:value-type="float">
            <text:p><text:s/>30,0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70178.14" calcext:value-type="float">
            <text:p><text:s/>70,178 <text:s/></text:p>
          </table:table-cell>
          <table:table-cell table:style-name="ce50" office:value-type="float" office:value="2641" calcext:value-type="float">
            <text:p><text:s/>2,6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71626" calcext:value-type="float">
            <text:p><text:s/>371,626 <text:s/></text:p>
          </table:table-cell>
          <table:table-cell table:style-name="ce51" office:value-type="float" office:value="27452" calcext:value-type="float">
            <text:p><text:s/>27,45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90421" calcext:value-type="float">
            <text:p><text:s/>390,421 <text:s/></text:p>
          </table:table-cell>
          <table:table-cell table:style-name="ce50" office:value-type="float" office:value="318649" calcext:value-type="float">
            <text:p><text:s/>318,6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4173" calcext:value-type="float">
            <text:p><text:s/>104,173 <text:s/></text:p>
          </table:table-cell>
          <table:table-cell table:style-name="ce50" office:value-type="float" office:value="241832" calcext:value-type="float">
            <text:p><text:s/>241,8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356" calcext:value-type="float">
            <text:p><text:s/>356 <text:s/></text:p>
          </table:table-cell>
          <table:table-cell table:style-name="ce50" office:value-type="float" office:value="1959" calcext:value-type="float">
            <text:p><text:s/>1,9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1834" calcext:value-type="float">
            <text:p><text:s/>11,834 <text:s/></text:p>
          </table:table-cell>
          <table:table-cell table:style-name="ce50" office:value-type="float" office:value="74" calcext:value-type="float">
            <text:p><text:s/>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107" calcext:value-type="float">
            <text:p><text:s/>2,10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99" calcext:value-type="float">
            <text:p><text:s/>199 <text:s/></text:p>
          </table:table-cell>
          <table:table-cell table:style-name="ce50" office:value-type="float" office:value="1505" calcext:value-type="float">
            <text:p><text:s/>1,5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99440" calcext:value-type="float">
            <text:p><text:s/>199,440 <text:s/></text:p>
          </table:table-cell>
          <table:table-cell table:style-name="ce50" office:value-type="float" office:value="3566" calcext:value-type="float">
            <text:p><text:s/>3,5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2312" calcext:value-type="float">
            <text:p><text:s/>72,312 <text:s/></text:p>
          </table:table-cell>
          <table:table-cell table:style-name="ce51" office:value-type="float" office:value="69713" calcext:value-type="float">
            <text:p><text:s/>69,71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35" calcext:value-type="float">
            <text:p><text:s/>1,935 <text:s/></text:p>
          </table:table-cell>
          <table:table-cell table:style-name="ce50" office:value-type="float" office:value="586969" calcext:value-type="float">
            <text:p><text:s/>586,969 <text:s/></text:p>
          </table:table-cell>
          <table:table-cell table:style-name="ce50" office:value-type="float" office:value="397131" calcext:value-type="float">
            <text:p><text:s/>397,131 <text:s/></text:p>
          </table:table-cell>
          <table:table-cell table:style-name="ce50" office:value-type="float" office:value="1663467.98067695" calcext:value-type="float">
            <text:p><text:s/>1,663,468 <text:s/></text:p>
          </table:table-cell>
          <table:table-cell table:style-name="ce50" office:value-type="float" office:value="128189" calcext:value-type="float">
            <text:p><text:s/>128,189 <text:s/></text:p>
          </table:table-cell>
          <table:table-cell table:style-name="ce50" office:value-type="float" office:value="27909" calcext:value-type="float">
            <text:p><text:s/>27,909 <text:s/></text:p>
          </table:table-cell>
          <table:table-cell table:style-name="ce50" office:value-type="float" office:value="1001288.63333333" calcext:value-type="float">
            <text:p><text:s/>1,001,28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35" calcext:value-type="float">
            <text:p><text:s/>1,935 <text:s/></text:p>
          </table:table-cell>
          <table:table-cell table:style-name="ce50" office:value-type="float" office:value="586969" calcext:value-type="float">
            <text:p><text:s/>586,969 <text:s/></text:p>
          </table:table-cell>
          <table:table-cell table:style-name="ce50" office:value-type="float" office:value="397131" calcext:value-type="float">
            <text:p><text:s/>397,131 <text:s/></text:p>
          </table:table-cell>
          <table:table-cell table:style-name="ce50" office:value-type="float" office:value="1663467.98067695" calcext:value-type="float">
            <text:p><text:s/>1,663,468 <text:s/></text:p>
          </table:table-cell>
          <table:table-cell table:style-name="ce50" office:value-type="float" office:value="128189" calcext:value-type="float">
            <text:p><text:s/>128,189 <text:s/></text:p>
          </table:table-cell>
          <table:table-cell table:style-name="ce50" office:value-type="float" office:value="27909" calcext:value-type="float">
            <text:p><text:s/>27,909 <text:s/></text:p>
          </table:table-cell>
          <table:table-cell table:style-name="ce50" office:value-type="float" office:value="1001288.63333333" calcext:value-type="float">
            <text:p><text:s/>1,001,28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75010.089884219" calcext:value-type="float">
            <text:p><text:s/>475,010 <text:s/></text:p>
          </table:table-cell>
          <table:table-cell table:style-name="ce57" office:value-type="float" office:value="10389204.3786208" calcext:value-type="float">
            <text:p><text:s/>10,389,20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532900.099794" calcext:value-type="float">
            <text:p><text:s/>532,900 <text:s/></text:p>
          </table:table-cell>
          <table:table-cell table:style-name="ce57" office:value-type="float" office:value="83672.31266" calcext:value-type="float">
            <text:p><text:s/>83,672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69971.550319219" calcext:value-type="float">
            <text:p><text:s/>469,972 <text:s/></text:p>
          </table:table-cell>
          <table:table-cell table:style-name="ce57" office:value-type="float" office:value="9977952.79768078" calcext:value-type="float">
            <text:p><text:s/>9,977,95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935.786362" calcext:value-type="float">
            <text:p><text:s/>8,93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5038.539565" calcext:value-type="float">
            <text:p><text:s/>5,039 <text:s/></text:p>
          </table:table-cell>
          <table:table-cell table:style-name="ce57" office:value-type="float" office:value="402315.794578" calcext:value-type="float">
            <text:p><text:s/>402,31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532900.099794" calcext:value-type="float">
            <text:p><text:s/>532,900 <text:s/></text:p>
          </table:table-cell>
          <table:table-cell table:style-name="ce57" office:value-type="float" office:value="83672.31266" calcext:value-type="float">
            <text:p><text:s/>83,672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541.092834" calcext:value-type="float">
            <text:p><text:s/>1,541 <text:s/></text:p>
          </table:table-cell>
          <table:table-cell table:style-name="ce57" office:value-type="float" office:value="32812.200518" calcext:value-type="float">
            <text:p><text:s/>32,81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610159.615679" calcext:value-type="float">
            <text:p><text:s/>610,160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541.092834" calcext:value-type="float">
            <text:p><text:s/>1,541 <text:s/></text:p>
          </table:table-cell>
          <table:table-cell table:style-name="ce51" office:value-type="float" office:value="32812.200518" calcext:value-type="float">
            <text:p><text:s/>32,81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10159.615679" calcext:value-type="float">
            <text:p><text:s/>610,160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16478.787878788" calcext:value-type="float">
            <text:p><text:s/>216,479 <text:s/></text:p>
          </table:table-cell>
          <table:table-cell table:style-name="ce49" office:value-type="float" office:value="321471" calcext:value-type="float">
            <text:p><text:s/>321,47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85949.10387956" calcext:value-type="float">
            <text:p><text:s/>1,685,949 <text:s/></text:p>
          </table:table-cell>
          <table:table-cell table:style-name="ce49" office:value-type="float" office:value="200984.609990667" calcext:value-type="float">
            <text:p><text:s/>200,985 <text:s/></text:p>
          </table:table-cell>
          <table:table-cell table:style-name="ce49" office:value-type="float" office:value="182839.004666667" calcext:value-type="float">
            <text:p><text:s/>182,839 <text:s/></text:p>
          </table:table-cell>
          <table:table-cell table:style-name="ce49" office:value-type="float" office:value="10315.506" calcext:value-type="float">
            <text:p><text:s/>10,316 <text:s/></text:p>
          </table:table-cell>
          <table:table-cell table:style-name="ce49" office:value-type="float" office:value="7830.099324" calcext:value-type="float">
            <text:p><text:s/>7,830 <text:s/></text:p>
          </table:table-cell>
          <table:table-cell table:style-name="ce49" office:value-type="float" office:value="1484964.49388889" calcext:value-type="float">
            <text:p><text:s/>1,484,96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4957765.2922519" calcext:value-type="float">
            <text:p><text:s/>14,957,7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44250.1857725" calcext:value-type="float">
            <text:p><text:s/>19,744,250 <text:s/></text:p>
          </table:table-cell>
          <table:table-cell table:number-columns-repeated="2" table:style-name="ce50" office:value-type="float" office:value="94.604" calcext:value-type="float">
            <text:p><text:s/>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4.604" calcext:value-type="float">
            <text:p><text:s/>9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326.2002222222" calcext:value-type="float">
            <text:p><text:s/>10,3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26.2002222222" calcext:value-type="float">
            <text:p><text:s/>10,32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45320.3805504067" calcext:value-type="float">
            <text:p><text:s/>-45,320 <text:s/></text:p>
          </table:table-cell>
          <table:table-cell table:style-name="ce50" office:value-type="float" office:value="-47905.602" calcext:value-type="float">
            <text:p><text:s/>-47,906 <text:s/></text:p>
          </table:table-cell>
          <table:table-cell table:style-name="ce50" office:value-type="float" office:value="-17240.1449932034" calcext:value-type="float">
            <text:p><text:s/>-17,240 <text:s/></text:p>
          </table:table-cell>
          <table:table-cell table:number-columns-repeated="2" table:style-name="ce50" office:value-type="float" office:value="-248.011388888889" calcext:value-type="float">
            <text:p><text:s/>-2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48.011388888889" calcext:value-type="float">
            <text:p><text:s/>-2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5219564.4606811" calcext:value-type="float">
            <text:p><text:s/>15,219,564 <text:s/></text:p>
          </table:table-cell>
          <table:table-cell table:style-name="ce51" office:value-type="float" office:value="369376.602" calcext:value-type="float">
            <text:p><text:s/>369,377 <text:s/></text:p>
          </table:table-cell>
          <table:table-cell table:style-name="ce51" office:value-type="float" office:value="19761490.3307657" calcext:value-type="float">
            <text:p><text:s/>19,761,490 <text:s/></text:p>
          </table:table-cell>
          <table:table-cell table:style-name="ce51" office:value-type="float" office:value="1675965.51904622" calcext:value-type="float">
            <text:p><text:s/>1,675,966 <text:s/></text:p>
          </table:table-cell>
          <table:table-cell table:style-name="ce51" office:value-type="float" office:value="191001.025157333" calcext:value-type="float">
            <text:p><text:s/>191,001 <text:s/></text:p>
          </table:table-cell>
          <table:table-cell table:style-name="ce51" office:value-type="float" office:value="182839.004666667" calcext:value-type="float">
            <text:p><text:s/>182,839 <text:s/></text:p>
          </table:table-cell>
          <table:table-cell table:style-name="ce51" office:value-type="float" office:value="331.921166666667" calcext:value-type="float">
            <text:p><text:s/>332 <text:s/></text:p>
          </table:table-cell>
          <table:table-cell table:style-name="ce51" office:value-type="float" office:value="7830.099324" calcext:value-type="float">
            <text:p><text:s/>7,830 <text:s/></text:p>
          </table:table-cell>
          <table:table-cell table:style-name="ce51" office:value-type="float" office:value="1484964.49388889" calcext:value-type="float">
            <text:p><text:s/>1,484,96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5846823.7354286" calcext:value-type="float">
            <text:p><text:s/>15,846,8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917807.3307657" calcext:value-type="float">
            <text:p><text:s/>20,917,807 <text:s/></text:p>
          </table:table-cell>
          <table:table-cell table:number-columns-repeated="2" table:style-name="ce50" office:value-type="float" office:value="489.912422222222" calcext:value-type="float">
            <text:p><text:s/>4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9.912422222222" calcext:value-type="float">
            <text:p><text:s/>4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769777.839309764" calcext:value-type="float">
            <text:p><text:s/>769,778 <text:s/></text:p>
          </table:table-cell>
          <table:table-cell table:style-name="ce51" office:value-type="float" office:value="789.022" calcext:value-type="float">
            <text:p><text:s/>789 <text:s/></text:p>
          </table:table-cell>
          <table:table-cell table:style-name="ce51" office:value-type="float" office:value="1015405.395" calcext:value-type="float">
            <text:p><text:s/>1,015,405 <text:s/></text:p>
          </table:table-cell>
          <table:table-cell table:style-name="ce51" office:value-type="float" office:value="-212.707055555588" calcext:value-type="float">
            <text:p><text:s/>-213 <text:s/></text:p>
          </table:table-cell>
          <table:table-cell table:style-name="ce51" office:value-type="float" office:value="-212.707055555559" calcext:value-type="float">
            <text:p><text:s/>-213 <text:s/></text:p>
          </table:table-cell>
          <table:table-cell table:style-name="ce51" office:value-type="float" office:value="-0.0000000000034" calcext:value-type="float">
            <text:p><text:s/>-0 <text:s/></text:p>
          </table:table-cell>
          <table:table-cell table:style-name="ce51" office:value-type="float" office:value="-212.707055555555" calcext:value-type="float">
            <text:p><text:s/>-21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0.000000000029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2288466.7060377" calcext:value-type="float">
            <text:p><text:s/>12,288,467 <text:s/></text:p>
          </table:table-cell>
          <table:table-cell table:style-name="ce50" office:value-type="float" office:value="2215.31910113" calcext:value-type="float">
            <text:p><text:s/>2,215 <text:s/></text:p>
          </table:table-cell>
          <table:table-cell table:style-name="ce50" office:value-type="float" office:value="16218806.8794354" calcext:value-type="float">
            <text:p><text:s/>16,218,807 <text:s/></text:p>
          </table:table-cell>
          <table:table-cell table:style-name="ce50" office:value-type="float" office:value="1218707.85200758" calcext:value-type="float">
            <text:p><text:s/>1,218,708 <text:s/></text:p>
          </table:table-cell>
          <table:table-cell table:style-name="ce50" office:value-type="float" office:value="34847.478204333" calcext:value-type="float">
            <text:p><text:s/>34,847 <text:s/></text:p>
          </table:table-cell>
          <table:table-cell table:style-name="ce50" office:value-type="float" office:value="28651.9636262786" calcext:value-type="float">
            <text:p><text:s/>28,65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95.51457805439" calcext:value-type="float">
            <text:p><text:s/>6,196 <text:s/></text:p>
          </table:table-cell>
          <table:table-cell table:style-name="ce50" office:value-type="float" office:value="1183860.37380325" calcext:value-type="float">
            <text:p><text:s/>1,183,8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10647.7272727273" calcext:value-type="float">
            <text:p><text:s/>10,6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55" calcext:value-type="float">
            <text:p><text:s/>14,0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2224491.6666667" calcext:value-type="float">
            <text:p><text:s/>12,224,4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136329" calcext:value-type="float">
            <text:p><text:s/>16,136,3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39.357426" calcext:value-type="float">
            <text:p><text:s/>2,43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39.357426" calcext:value-type="float">
            <text:p><text:s/>2,4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570.6416666667" calcext:value-type="float">
            <text:p><text:s/>33,5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570.6416666667" calcext:value-type="float">
            <text:p><text:s/>33,57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3327.3120982635" calcext:value-type="float">
            <text:p><text:s/>53,327 <text:s/></text:p>
          </table:table-cell>
          <table:table-cell table:style-name="ce51" office:value-type="float" office:value="2215.31910113" calcext:value-type="float">
            <text:p><text:s/>2,215 <text:s/></text:p>
          </table:table-cell>
          <table:table-cell table:style-name="ce51" office:value-type="float" office:value="68422.87943537" calcext:value-type="float">
            <text:p><text:s/>68,423 <text:s/></text:p>
          </table:table-cell>
          <table:table-cell table:style-name="ce51" office:value-type="float" office:value="1182697.85291491" calcext:value-type="float">
            <text:p><text:s/>1,182,698 <text:s/></text:p>
          </table:table-cell>
          <table:table-cell table:style-name="ce51" office:value-type="float" office:value="32408.120778333" calcext:value-type="float">
            <text:p><text:s/>32,408 <text:s/></text:p>
          </table:table-cell>
          <table:table-cell table:style-name="ce51" office:value-type="float" office:value="28651.9636262786" calcext:value-type="float">
            <text:p><text:s/>28,65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756.15715205439" calcext:value-type="float">
            <text:p><text:s/>3,756 <text:s/></text:p>
          </table:table-cell>
          <table:table-cell table:style-name="ce51" office:value-type="float" office:value="1150289.73213658" calcext:value-type="float">
            <text:p><text:s/>1,150,2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680206.8181818" calcext:value-type="float">
            <text:p><text:s/>16,680,207 <text:s/></text:p>
          </table:table-cell>
          <table:table-cell table:style-name="ce50" office:value-type="float" office:value="1300856.625" calcext:value-type="float">
            <text:p><text:s/>1,300,857 <text:s/></text:p>
          </table:table-cell>
          <table:table-cell table:style-name="ce50" office:value-type="float" office:value="20861556" calcext:value-type="float">
            <text:p><text:s/>20,861,5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680206.8181818" calcext:value-type="float">
            <text:p><text:s/>16,680,207 <text:s/></text:p>
          </table:table-cell>
          <table:table-cell table:style-name="ce51" office:value-type="float" office:value="1300856.625" calcext:value-type="float">
            <text:p><text:s/>1,300,857 <text:s/></text:p>
          </table:table-cell>
          <table:table-cell table:style-name="ce51" office:value-type="float" office:value="20861556" calcext:value-type="float">
            <text:p><text:s/>20,861,556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84104.559914355" calcext:value-type="float">
            <text:p><text:s/>184,105 <text:s/></text:p>
          </table:table-cell>
          <table:table-cell table:style-name="ce50" office:value-type="float" office:value="1431.748" calcext:value-type="float">
            <text:p><text:s/>1,432 <text:s/></text:p>
          </table:table-cell>
          <table:table-cell table:style-name="ce50" office:value-type="float" office:value="241745.35419806" calcext:value-type="float">
            <text:p><text:s/>241,745 <text:s/></text:p>
          </table:table-cell>
          <table:table-cell table:number-columns-repeated="2" table:style-name="ce50" office:value-type="float" office:value="54.7158" calcext:value-type="float">
            <text:p><text:s/>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.7158" calcext:value-type="float">
            <text:p><text:s/>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176379.392910988" calcext:value-type="float">
            <text:p><text:s/>176,379 <text:s/></text:p>
          </table:table-cell>
          <table:table-cell table:style-name="ce50" office:value-type="float" office:value="1292" calcext:value-type="float">
            <text:p><text:s/>1,292 <text:s/></text:p>
          </table:table-cell>
          <table:table-cell table:style-name="ce50" office:value-type="float" office:value="231672.35419806" calcext:value-type="float">
            <text:p><text:s/>231,672 <text:s/></text:p>
          </table:table-cell>
          <table:table-cell table:number-columns-repeated="2" table:style-name="ce50" office:value-type="float" office:value="54.7158" calcext:value-type="float">
            <text:p><text:s/>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.7158" calcext:value-type="float">
            <text:p><text:s/>5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7725.167003367" calcext:value-type="float">
            <text:p><text:s/>7,725 <text:s/></text:p>
          </table:table-cell>
          <table:table-cell table:style-name="ce50" office:value-type="float" office:value="139.748" calcext:value-type="float">
            <text:p><text:s/>140 <text:s/></text:p>
          </table:table-cell>
          <table:table-cell table:style-name="ce50" office:value-type="float" office:value="10073" calcext:value-type="float">
            <text:p><text:s/>10,0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810598.43817257" calcext:value-type="float">
            <text:p><text:s/>2,810,598 <text:s/></text:p>
          </table:table-cell>
          <table:table-cell table:style-name="ce52" office:value-type="float" office:value="1665797.13789887" calcext:value-type="float">
            <text:p><text:s/>1,665,797 <text:s/></text:p>
          </table:table-cell>
          <table:table-cell table:style-name="ce52" office:value-type="float" office:value="2229281.37136657" calcext:value-type="float">
            <text:p><text:s/>2,229,281 <text:s/></text:p>
          </table:table-cell>
          <table:table-cell table:style-name="ce52" office:value-type="float" office:value="456925.745871975" calcext:value-type="float">
            <text:p><text:s/>456,926 <text:s/></text:p>
          </table:table-cell>
          <table:table-cell table:style-name="ce52" office:value-type="float" office:value="155821.625786334" calcext:value-type="float">
            <text:p><text:s/>155,822 <text:s/></text:p>
          </table:table-cell>
          <table:table-cell table:style-name="ce52" office:value-type="float" office:value="154187.041040388" calcext:value-type="float">
            <text:p><text:s/>154,18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34.58474594561" calcext:value-type="float">
            <text:p><text:s/>1,635 <text:s/></text:p>
          </table:table-cell>
          <table:table-cell table:style-name="ce52" office:value-type="float" office:value="301104.120085641" calcext:value-type="float">
            <text:p><text:s/>301,10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810598.43817257" calcext:value-type="float">
            <text:p><text:s/>2,810,598 <text:s/></text:p>
          </table:table-cell>
          <table:table-cell table:style-name="ce52" office:value-type="float" office:value="1665797.13789887" calcext:value-type="float">
            <text:p><text:s/>1,665,797 <text:s/></text:p>
          </table:table-cell>
          <table:table-cell table:style-name="ce52" office:value-type="float" office:value="2229281.37136657" calcext:value-type="float">
            <text:p><text:s/>2,229,281 <text:s/></text:p>
          </table:table-cell>
          <table:table-cell table:style-name="ce52" office:value-type="float" office:value="456925.745871975" calcext:value-type="float">
            <text:p><text:s/>456,926 <text:s/></text:p>
          </table:table-cell>
          <table:table-cell table:style-name="ce52" office:value-type="float" office:value="155821.625786334" calcext:value-type="float">
            <text:p><text:s/>155,822 <text:s/></text:p>
          </table:table-cell>
          <table:table-cell table:style-name="ce52" office:value-type="float" office:value="154187.041040388" calcext:value-type="float">
            <text:p><text:s/>154,18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634.58474594561" calcext:value-type="float">
            <text:p><text:s/>1,635 <text:s/></text:p>
          </table:table-cell>
          <table:table-cell table:style-name="ce52" office:value-type="float" office:value="301104.120085641" calcext:value-type="float">
            <text:p><text:s/>301,1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898139.28531061" calcext:value-type="float">
            <text:p><text:s/>1,898,139 <text:s/></text:p>
          </table:table-cell>
          <table:table-cell table:style-name="ce50" office:value-type="float" office:value="525143.34589887" calcext:value-type="float">
            <text:p><text:s/>525,143 <text:s/></text:p>
          </table:table-cell>
          <table:table-cell table:style-name="ce50" office:value-type="float" office:value="2038749.77136657" calcext:value-type="float">
            <text:p><text:s/>2,038,750 <text:s/></text:p>
          </table:table-cell>
          <table:table-cell table:style-name="ce50" office:value-type="float" office:value="456925.745871975" calcext:value-type="float">
            <text:p><text:s/>456,926 <text:s/></text:p>
          </table:table-cell>
          <table:table-cell table:style-name="ce50" office:value-type="float" office:value="155821.625786334" calcext:value-type="float">
            <text:p><text:s/>155,822 <text:s/></text:p>
          </table:table-cell>
          <table:table-cell table:style-name="ce50" office:value-type="float" office:value="154187.041040388" calcext:value-type="float">
            <text:p><text:s/>154,1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34.58474594561" calcext:value-type="float">
            <text:p><text:s/>1,635 <text:s/></text:p>
          </table:table-cell>
          <table:table-cell table:style-name="ce50" office:value-type="float" office:value="301104.120085641" calcext:value-type="float">
            <text:p><text:s/>301,1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31.6498316498316" calcext:value-type="float">
            <text:p><text:s/>32 <text:s/></text:p>
          </table:table-cell>
          <table:table-cell table:style-name="ce50" office:value-type="float" office:value="47" calcext:value-type="float">
            <text:p><text:s/>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70631.210958835" calcext:value-type="float">
            <text:p><text:s/>70,631 <text:s/></text:p>
          </table:table-cell>
          <table:table-cell table:style-name="ce50" office:value-type="float" office:value="39871.71389887" calcext:value-type="float">
            <text:p><text:s/>39,872 <text:s/></text:p>
          </table:table-cell>
          <table:table-cell table:style-name="ce50" office:value-type="float" office:value="57791.675" calcext:value-type="float">
            <text:p><text:s/>57,792 <text:s/></text:p>
          </table:table-cell>
          <table:table-cell table:number-columns-repeated="3" table:style-name="ce50" office:value-type="float" office:value="20175.9931285917" calcext:value-type="float">
            <text:p><text:s/>20,1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2690.3191919192" calcext:value-type="float">
            <text:p><text:s/>72,690 <text:s/></text:p>
          </table:table-cell>
          <table:table-cell table:style-name="ce50" office:value-type="float" office:value="18794.175" calcext:value-type="float">
            <text:p><text:s/>18,794 <text:s/></text:p>
          </table:table-cell>
          <table:table-cell table:style-name="ce50" office:value-type="float" office:value="79245.288" calcext:value-type="float">
            <text:p><text:s/>79,2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909.050420875421" calcext:value-type="float">
            <text:p><text:s/>909 <text:s/></text:p>
          </table:table-cell>
          <table:table-cell table:style-name="ce50" office:value-type="float" office:value="1347.961" calcext:value-type="float">
            <text:p><text:s/>1,348 <text:s/></text:p>
          </table:table-cell>
          <table:table-cell table:style-name="ce50" office:value-type="float" office:value="1.759" calcext:value-type="float">
            <text:p><text:s/>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313.00698653199" calcext:value-type="float">
            <text:p><text:s/>3,313 <text:s/></text:p>
          </table:table-cell>
          <table:table-cell table:style-name="ce50" office:value-type="float" office:value="2188.627" calcext:value-type="float">
            <text:p><text:s/>2,189 <text:s/></text:p>
          </table:table-cell>
          <table:table-cell table:style-name="ce50" office:value-type="float" office:value="2427.723" calcext:value-type="float">
            <text:p><text:s/>2,4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5749.1815656566" calcext:value-type="float">
            <text:p><text:s/>25,749 <text:s/></text:p>
          </table:table-cell>
          <table:table-cell table:style-name="ce50" office:value-type="float" office:value="10597.512" calcext:value-type="float">
            <text:p><text:s/>10,598 <text:s/></text:p>
          </table:table-cell>
          <table:table-cell table:style-name="ce50" office:value-type="float" office:value="24568.909" calcext:value-type="float">
            <text:p><text:s/>24,569 <text:s/></text:p>
          </table:table-cell>
          <table:table-cell table:style-name="ce50" office:value-type="float" office:value="149735.36789026" calcext:value-type="float">
            <text:p><text:s/>149,735 <text:s/></text:p>
          </table:table-cell>
          <table:table-cell table:number-columns-repeated="2" table:style-name="ce50" office:value-type="float" office:value="134011.047911796" calcext:value-type="float">
            <text:p><text:s/>134,0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724.319978464" calcext:value-type="float">
            <text:p><text:s/>15,7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743.94612794613" calcext:value-type="float">
            <text:p><text:s/>3,744 <text:s/></text:p>
          </table:table-cell>
          <table:table-cell table:style-name="ce50" office:value-type="float" office:value="1309.384" calcext:value-type="float">
            <text:p><text:s/>1,309 <text:s/></text:p>
          </table:table-cell>
          <table:table-cell table:style-name="ce50" office:value-type="float" office:value="3778.112" calcext:value-type="float">
            <text:p><text:s/>3,7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448142.155909462" calcext:value-type="float">
            <text:p><text:s/>448,142 <text:s/></text:p>
          </table:table-cell>
          <table:table-cell table:style-name="ce50" office:value-type="float" office:value="45034.83" calcext:value-type="float">
            <text:p><text:s/>45,035 <text:s/></text:p>
          </table:table-cell>
          <table:table-cell table:style-name="ce50" office:value-type="float" office:value="551516.68580049" calcext:value-type="float">
            <text:p><text:s/>551,517 <text:s/></text:p>
          </table:table-cell>
          <table:table-cell table:style-name="ce50" office:value-type="float" office:value="776.794852966996" calcext:value-type="float">
            <text:p><text:s/>777 <text:s/></text:p>
          </table:table-cell>
          <table:table-cell table:style-name="ce50" office:value-type="float" office:value="695.79474594561" calcext:value-type="float">
            <text:p><text:s/>6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95.79474594561" calcext:value-type="float">
            <text:p><text:s/>696 <text:s/></text:p>
          </table:table-cell>
          <table:table-cell table:style-name="ce50" office:value-type="float" office:value="81.0001070213856" calcext:value-type="float">
            <text:p><text:s/>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55502.878310192" calcext:value-type="float">
            <text:p><text:s/>355,503 <text:s/></text:p>
          </table:table-cell>
          <table:table-cell table:style-name="ce50" office:value-type="float" office:value="11785.299" calcext:value-type="float">
            <text:p><text:s/>11,785 <text:s/></text:p>
          </table:table-cell>
          <table:table-cell table:style-name="ce50" office:value-type="float" office:value="458787.97803612" calcext:value-type="float">
            <text:p><text:s/>458,788 <text:s/></text:p>
          </table:table-cell>
          <table:table-cell table:number-columns-repeated="2" table:style-name="ce50" office:value-type="float" office:value="695.79474594561" calcext:value-type="float">
            <text:p><text:s/>69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95.79474594561" calcext:value-type="float">
            <text:p><text:s/>6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66962.161952862" calcext:value-type="float">
            <text:p>( 166,962 <text:s/>)</text:p>
          </table:table-cell>
          <table:table-cell table:style-name="ce53" office:value-type="float" office:value="9387.299" calcext:value-type="float">
            <text:p>( 9,387 <text:s/>)</text:p>
          </table:table-cell>
          <table:table-cell table:style-name="ce53" office:value-type="float" office:value="212045.788" calcext:value-type="float">
            <text:p>( 212,04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88540.71635733" calcext:value-type="float">
            <text:p>( 188,541 <text:s/>)</text:p>
          </table:table-cell>
          <table:table-cell table:style-name="ce53" office:value-type="float" office:value="2398" calcext:value-type="float">
            <text:p>( 2,398 <text:s/>)</text:p>
          </table:table-cell>
          <table:table-cell table:style-name="ce53" office:value-type="float" office:value="246742.19003612" calcext:value-type="float">
            <text:p>( 246,742 <text:s/>)</text:p>
          </table:table-cell>
          <table:table-cell table:number-columns-repeated="2" table:style-name="ce53" office:value-type="float" office:value="695.79474594561" calcext:value-type="float">
            <text:p>( 696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695.79474594561" calcext:value-type="float">
            <text:p>( 696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3220.9595959596" calcext:value-type="float">
            <text:p><text:s/>23,221 <text:s/></text:p>
          </table:table-cell>
          <table:table-cell table:style-name="ce50" office:value-type="float" office:value="29496" calcext:value-type="float">
            <text:p><text:s/>29,496 <text:s/></text:p>
          </table:table-cell>
          <table:table-cell table:style-name="ce50" office:value-type="float" office:value="4433" calcext:value-type="float">
            <text:p><text:s/>4,4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69418.3180033106" calcext:value-type="float">
            <text:p><text:s/>69,418 <text:s/></text:p>
          </table:table-cell>
          <table:table-cell table:style-name="ce50" office:value-type="float" office:value="3753.531" calcext:value-type="float">
            <text:p><text:s/>3,754 <text:s/></text:p>
          </table:table-cell>
          <table:table-cell table:style-name="ce50" office:value-type="float" office:value="88295.70776437" calcext:value-type="float">
            <text:p><text:s/>88,296 <text:s/></text:p>
          </table:table-cell>
          <table:table-cell table:style-name="ce50" office:value-type="float" office:value="81.0001070213856" calcext:value-type="float">
            <text:p><text:s/>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.0001070213856" calcext:value-type="float">
            <text:p><text:s/>8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5896.5434343434" calcext:value-type="float">
            <text:p><text:s/>45,897 <text:s/></text:p>
          </table:table-cell>
          <table:table-cell table:style-name="ce50" office:value-type="float" office:value="15212.067" calcext:value-type="float">
            <text:p><text:s/>15,212 <text:s/></text:p>
          </table:table-cell>
          <table:table-cell table:style-name="ce50" office:value-type="float" office:value="47061.6" calcext:value-type="float">
            <text:p><text:s/>47,0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5261.2863636364" calcext:value-type="float">
            <text:p><text:s/>45,261 <text:s/></text:p>
          </table:table-cell>
          <table:table-cell table:style-name="ce50" office:value-type="float" office:value="2419.29" calcext:value-type="float">
            <text:p><text:s/>2,419 <text:s/></text:p>
          </table:table-cell>
          <table:table-cell table:style-name="ce50" office:value-type="float" office:value="57594.418" calcext:value-type="float">
            <text:p><text:s/>57,5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39411.8" calcext:value-type="float">
            <text:p><text:s/>139,412 <text:s/></text:p>
          </table:table-cell>
          <table:table-cell table:style-name="ce54" office:value-type="float" office:value="15942.321" calcext:value-type="float">
            <text:p><text:s/>15,942 <text:s/></text:p>
          </table:table-cell>
          <table:table-cell table:style-name="ce54" office:value-type="float" office:value="169852.624" calcext:value-type="float">
            <text:p><text:s/>169,85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4207.39983165" calcext:value-type="float">
            <text:p><text:s/>174,207 <text:s/></text:p>
          </table:table-cell>
          <table:table-cell table:style-name="ce50" office:value-type="float" office:value="172593.65" calcext:value-type="float">
            <text:p><text:s/>172,594 <text:s/></text:p>
          </table:table-cell>
          <table:table-cell table:style-name="ce50" office:value-type="float" office:value="76537.19" calcext:value-type="float">
            <text:p><text:s/>76,5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4365.7888888889" calcext:value-type="float">
            <text:p><text:s/>14,366 <text:s/></text:p>
          </table:table-cell>
          <table:table-cell table:style-name="ce50" office:value-type="float" office:value="1771.53" calcext:value-type="float">
            <text:p><text:s/>1,772 <text:s/></text:p>
          </table:table-cell>
          <table:table-cell table:style-name="ce50" office:value-type="float" office:value="17388.148" calcext:value-type="float">
            <text:p><text:s/>17,38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9841.610942761" calcext:value-type="float">
            <text:p><text:s/>159,842 <text:s/></text:p>
          </table:table-cell>
          <table:table-cell table:style-name="ce50" office:value-type="float" office:value="170822.12" calcext:value-type="float">
            <text:p><text:s/>170,822 <text:s/></text:p>
          </table:table-cell>
          <table:table-cell table:style-name="ce50" office:value-type="float" office:value="59149.042" calcext:value-type="float">
            <text:p><text:s/>59,1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6921.1583333333" calcext:value-type="float">
            <text:p>( 56,921 <text:s/>)</text:p>
          </table:table-cell>
          <table:table-cell table:style-name="ce53" office:value-type="float" office:value="74714.931" calcext:value-type="float">
            <text:p>( 74,715 <text:s/>)</text:p>
          </table:table-cell>
          <table:table-cell table:style-name="ce53" office:value-type="float" office:value="8722.657" calcext:value-type="float">
            <text:p>( 8,72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1229.1778619529" calcext:value-type="float">
            <text:p>( 41,229 <text:s/>)</text:p>
          </table:table-cell>
          <table:table-cell table:style-name="ce55" office:value-type="float" office:value="34661" calcext:value-type="float">
            <text:p>( 34,661 <text:s/>)</text:p>
          </table:table-cell>
          <table:table-cell table:style-name="ce55" office:value-type="float" office:value="23612.737" calcext:value-type="float">
            <text:p>( 23,613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84666.416169589" calcext:value-type="float">
            <text:p><text:s/>384,666 <text:s/></text:p>
          </table:table-cell>
          <table:table-cell table:style-name="ce50" office:value-type="float" office:value="25808.321" calcext:value-type="float">
            <text:p><text:s/>25,808 <text:s/></text:p>
          </table:table-cell>
          <table:table-cell table:style-name="ce50" office:value-type="float" office:value="484818.93956608" calcext:value-type="float">
            <text:p><text:s/>484,8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24005.034940633" calcext:value-type="float">
            <text:p><text:s/>324,005 <text:s/></text:p>
          </table:table-cell>
          <table:table-cell table:style-name="ce50" office:value-type="float" office:value="19438.321" calcext:value-type="float">
            <text:p><text:s/>19,438 <text:s/></text:p>
          </table:table-cell>
          <table:table-cell table:style-name="ce50" office:value-type="float" office:value="410408.13856608" calcext:value-type="float">
            <text:p><text:s/>410,4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60661.3812289562" calcext:value-type="float">
            <text:p><text:s/>60,661 <text:s/></text:p>
          </table:table-cell>
          <table:table-cell table:style-name="ce50" office:value-type="float" office:value="6370" calcext:value-type="float">
            <text:p><text:s/>6,370 <text:s/></text:p>
          </table:table-cell>
          <table:table-cell table:style-name="ce50" office:value-type="float" office:value="74410.801" calcext:value-type="float">
            <text:p><text:s/>74,4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42371.296969697" calcext:value-type="float">
            <text:p>( 42,371 <text:s/>)</text:p>
          </table:table-cell>
          <table:table-cell table:style-name="ce53" office:value-type="float" office:value="1044" calcext:value-type="float">
            <text:p>( 1,044 <text:s/>)</text:p>
          </table:table-cell>
          <table:table-cell table:style-name="ce53" office:value-type="float" office:value="55002.112" calcext:value-type="float">
            <text:p>( 55,00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8046.718686869" calcext:value-type="float">
            <text:p><text:s/>118,047 <text:s/></text:p>
          </table:table-cell>
          <table:table-cell table:style-name="ce50" office:value-type="float" office:value="24506.472" calcext:value-type="float">
            <text:p><text:s/>24,506 <text:s/></text:p>
          </table:table-cell>
          <table:table-cell table:style-name="ce50" office:value-type="float" office:value="134038.138" calcext:value-type="float">
            <text:p><text:s/>134,0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581.76085858586" calcext:value-type="float">
            <text:p><text:s/>6,582 <text:s/></text:p>
          </table:table-cell>
          <table:table-cell table:style-name="ce54" office:value-type="float" office:value="7101.177" calcext:value-type="float">
            <text:p><text:s/>7,101 <text:s/></text:p>
          </table:table-cell>
          <table:table-cell table:style-name="ce54" office:value-type="float" office:value="2375.767" calcext:value-type="float">
            <text:p><text:s/>2,376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04418.210016835" calcext:value-type="float">
            <text:p><text:s/>204,418 <text:s/></text:p>
          </table:table-cell>
          <table:table-cell table:style-name="ce50" office:value-type="float" office:value="111555.475" calcext:value-type="float">
            <text:p><text:s/>111,555 <text:s/></text:p>
          </table:table-cell>
          <table:table-cell table:style-name="ce50" office:value-type="float" office:value="170671.615" calcext:value-type="float">
            <text:p><text:s/>170,6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68506.1401515152" calcext:value-type="float">
            <text:p>( 68,506 <text:s/>)</text:p>
          </table:table-cell>
          <table:table-cell table:style-name="ce53" office:value-type="float" office:value="20220.093" calcext:value-type="float">
            <text:p>( 20,220 <text:s/>)</text:p>
          </table:table-cell>
          <table:table-cell table:style-name="ce53" office:value-type="float" office:value="72454.689" calcext:value-type="float">
            <text:p>( 72,45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7604.5891414141" calcext:value-type="float">
            <text:p><text:s/>27,605 <text:s/></text:p>
          </table:table-cell>
          <table:table-cell table:style-name="ce50" office:value-type="float" office:value="23071.944" calcext:value-type="float">
            <text:p><text:s/>23,072 <text:s/></text:p>
          </table:table-cell>
          <table:table-cell table:style-name="ce50" office:value-type="float" office:value="15929.663" calcext:value-type="float">
            <text:p><text:s/>15,9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90901.6938552189" calcext:value-type="float">
            <text:p><text:s/>90,902 <text:s/></text:p>
          </table:table-cell>
          <table:table-cell table:style-name="ce50" office:value-type="float" office:value="4582" calcext:value-type="float">
            <text:p><text:s/>4,582 <text:s/></text:p>
          </table:table-cell>
          <table:table-cell table:style-name="ce50" office:value-type="float" office:value="115917.347" calcext:value-type="float">
            <text:p><text:s/>115,91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6237.590000156" calcext:value-type="float">
            <text:p><text:s/>286,238 <text:s/></text:p>
          </table:table-cell>
          <table:table-cell table:style-name="ce50" office:value-type="float" office:value="938.79" calcext:value-type="float">
            <text:p><text:s/>93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38.79" calcext:value-type="float">
            <text:p><text:s/>939 <text:s/></text:p>
          </table:table-cell>
          <table:table-cell table:style-name="ce50" office:value-type="float" office:value="285298.800000156" calcext:value-type="float">
            <text:p><text:s/>285,2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35932.345959596" calcext:value-type="float">
            <text:p><text:s/>35,932 <text:s/></text:p>
          </table:table-cell>
          <table:table-cell table:style-name="ce51" office:value-type="float" office:value="3159.426" calcext:value-type="float">
            <text:p><text:s/>3,159 <text:s/></text:p>
          </table:table-cell>
          <table:table-cell table:style-name="ce51" office:value-type="float" office:value="44622.318" calcext:value-type="float">
            <text:p><text:s/>44,62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867.45833333333" calcext:value-type="float">
            <text:p><text:s/>2,8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85.045" calcext:value-type="float">
            <text:p><text:s/>3,7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867.45833333333" calcext:value-type="float">
            <text:p><text:s/>2,8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85.045" calcext:value-type="float">
            <text:p><text:s/>3,7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59612.391077441" calcext:value-type="float">
            <text:p><text:s/>359,612 <text:s/></text:p>
          </table:table-cell>
          <table:table-cell table:style-name="ce50" office:value-type="float" office:value="385632.718" calcext:value-type="float">
            <text:p><text:s/>385,633 <text:s/></text:p>
          </table:table-cell>
          <table:table-cell table:style-name="ce50" office:value-type="float" office:value="131903.718" calcext:value-type="float">
            <text:p><text:s/>131,9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313471.315993266" calcext:value-type="float">
            <text:p><text:s/>313,471 <text:s/></text:p>
          </table:table-cell>
          <table:table-cell table:style-name="ce50" office:value-type="float" office:value="329488.037" calcext:value-type="float">
            <text:p><text:s/>329,488 <text:s/></text:p>
          </table:table-cell>
          <table:table-cell table:style-name="ce50" office:value-type="float" office:value="120903.882" calcext:value-type="float">
            <text:p><text:s/>120,9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619.180471380471" calcext:value-type="float">
            <text:p><text:s/>619 <text:s/></text:p>
          </table:table-cell>
          <table:table-cell table:style-name="ce50" office:value-type="float" office:value="919.483" calcext:value-type="float">
            <text:p><text:s/>91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65.412373737374" calcext:value-type="float">
            <text:p><text:s/>265 <text:s/></text:p>
          </table:table-cell>
          <table:table-cell table:style-name="ce50" office:value-type="float" office:value="376.548" calcext:value-type="float">
            <text:p><text:s/>377 <text:s/></text:p>
          </table:table-cell>
          <table:table-cell table:style-name="ce50" office:value-type="float" office:value="15.635" calcext:value-type="float">
            <text:p><text:s/>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7189.8906565657" calcext:value-type="float">
            <text:p><text:s/>27,190 <text:s/></text:p>
          </table:table-cell>
          <table:table-cell table:style-name="ce50" office:value-type="float" office:value="32497.086" calcext:value-type="float">
            <text:p><text:s/>32,497 <text:s/></text:p>
          </table:table-cell>
          <table:table-cell table:style-name="ce50" office:value-type="float" office:value="7004.357" calcext:value-type="float">
            <text:p><text:s/>7,0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3352.2218855219" calcext:value-type="float">
            <text:p><text:s/>13,352 <text:s/></text:p>
          </table:table-cell>
          <table:table-cell table:style-name="ce50" office:value-type="float" office:value="16219.225" calcext:value-type="float">
            <text:p><text:s/>16,219 <text:s/></text:p>
          </table:table-cell>
          <table:table-cell table:style-name="ce50" office:value-type="float" office:value="3207.844" calcext:value-type="float">
            <text:p><text:s/>3,2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714.3696969697" calcext:value-type="float">
            <text:p><text:s/>4,714 <text:s/></text:p>
          </table:table-cell>
          <table:table-cell table:style-name="ce51" office:value-type="float" office:value="6132.339" calcext:value-type="float">
            <text:p><text:s/>6,132 <text:s/></text:p>
          </table:table-cell>
          <table:table-cell table:style-name="ce51" office:value-type="float" office:value="772" calcext:value-type="float">
            <text:p><text:s/>77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49979.303451179" calcext:value-type="float">
            <text:p><text:s/>549,979 <text:s/></text:p>
          </table:table-cell>
          <table:table-cell table:style-name="ce52" office:value-type="float" office:value="755021.074" calcext:value-type="float">
            <text:p><text:s/>755,021 <text:s/></text:p>
          </table:table-cell>
          <table:table-cell table:style-name="ce52" office:value-type="float" office:value="54842.837" calcext:value-type="float">
            <text:p><text:s/>54,84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83300406.512674" calcext:value-type="float">
            <text:p><text:s/>83,300,407 <text:s/></text:p>
          </table:table-cell>
          <table:table-cell table:style-name="ce57" office:value-type="float" office:value="19281" calcext:value-type="float">
            <text:p><text:s/>19,281 <text:s/></text:p>
          </table:table-cell>
          <table:table-cell table:style-name="ce57" office:value-type="float" office:value="83281125.512674" calcext:value-type="float">
            <text:p><text:s/>83,281,126 <text:s/></text:p>
          </table:table-cell>
          <table:table-cell table:style-name="ce57" office:value-type="float" office:value="3601972.419861" calcext:value-type="float">
            <text:p><text:s/>3,601,972 <text:s/></text:p>
          </table:table-cell>
          <table:table-cell table:style-name="ce57" office:value-type="float" office:value="205419.002208" calcext:value-type="float">
            <text:p><text:s/>205,419 <text:s/></text:p>
          </table:table-cell>
          <table:table-cell table:style-name="ce57" office:value-type="float" office:value="185762.892843" calcext:value-type="float">
            <text:p><text:s/>185,76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656.109365" calcext:value-type="float">
            <text:p><text:s/>19,656 <text:s/></text:p>
          </table:table-cell>
          <table:table-cell table:style-name="ce57" office:value-type="float" office:value="3396553.417653" calcext:value-type="float">
            <text:p><text:s/>3,396,55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2916230.406" calcext:value-type="float">
            <text:p><text:s/>82,916,23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2916230.406" calcext:value-type="float">
            <text:p><text:s/>82,916,23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number-columns-repeated="2" table:style-name="ce57" office:value-type="float" office:value="4880.204" calcext:value-type="float">
            <text:p><text:s/>4,880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4880.204" calcext:value-type="float">
            <text:p><text:s/>4,88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92451.213339" calcext:value-type="float">
            <text:p><text:s/>92,45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92451.213339" calcext:value-type="float">
            <text:p><text:s/>92,451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84176.106674" calcext:value-type="float">
            <text:p><text:s/>384,176 <text:s/></text:p>
          </table:table-cell>
          <table:table-cell table:style-name="ce57" office:value-type="float" office:value="19281" calcext:value-type="float">
            <text:p><text:s/>19,281 <text:s/></text:p>
          </table:table-cell>
          <table:table-cell table:style-name="ce57" office:value-type="float" office:value="364895.106674" calcext:value-type="float">
            <text:p><text:s/>364,895 <text:s/></text:p>
          </table:table-cell>
          <table:table-cell table:style-name="ce57" office:value-type="float" office:value="3504641.002522" calcext:value-type="float">
            <text:p><text:s/>3,504,641 <text:s/></text:p>
          </table:table-cell>
          <table:table-cell table:style-name="ce57" office:value-type="float" office:value="200538.798208" calcext:value-type="float">
            <text:p><text:s/>200,539 <text:s/></text:p>
          </table:table-cell>
          <table:table-cell table:style-name="ce57" office:value-type="float" office:value="185762.892843" calcext:value-type="float">
            <text:p><text:s/>185,76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775.905365" calcext:value-type="float">
            <text:p><text:s/>14,776 <text:s/></text:p>
          </table:table-cell>
          <table:table-cell table:style-name="ce57" office:value-type="float" office:value="3304102.204314" calcext:value-type="float">
            <text:p><text:s/>3,304,10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4017.599117" calcext:value-type="float">
            <text:p><text:s/>104,01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04017.599117" calcext:value-type="float">
            <text:p><text:s/>104,018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4017.599117" calcext:value-type="float">
            <text:p><text:s/>104,01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04017.599117" calcext:value-type="float">
            <text:p><text:s/>104,018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562040.858" calcext:value-type="float">
            <text:p><text:s/>6,562,04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109004.65" calcext:value-type="float">
            <text:p><text:s/>1,109,005 <text:s/></text:p>
          </table:table-cell>
          <table:table-cell table:style-name="ce49" office:value-type="float" office:value="1457101.846" calcext:value-type="float">
            <text:p><text:s/>1,457,102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1661362.6" calcext:value-type="float">
            <text:p><text:s/>31,661,3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1661362.6" calcext:value-type="float">
            <text:p><text:s/>31,661,363 <text:s/></text:p>
          </table:table-cell>
          <table:table-cell table:style-name="ce51" office:value-type="float" office:value="6562040.858" calcext:value-type="float">
            <text:p><text:s/>6,562,04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09004.65" calcext:value-type="float">
            <text:p><text:s/>1,109,005 <text:s/></text:p>
          </table:table-cell>
          <table:table-cell table:style-name="ce51" office:value-type="float" office:value="1457101.846" calcext:value-type="float">
            <text:p><text:s/>1,457,10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041.803" calcext:value-type="float">
            <text:p><text:s/>3,04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1661362.6" calcext:value-type="float">
            <text:p><text:s/>31,661,363 <text:s/></text:p>
          </table:table-cell>
          <table:table-cell table:style-name="ce50" office:value-type="float" office:value="9855705.858" calcext:value-type="float">
            <text:p><text:s/>9,855,7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09004.65" calcext:value-type="float">
            <text:p><text:s/>1,109,005 <text:s/></text:p>
          </table:table-cell>
          <table:table-cell table:style-name="ce50" office:value-type="float" office:value="1457101.846" calcext:value-type="float">
            <text:p><text:s/>1,457,10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1661362.6" calcext:value-type="float">
            <text:p><text:s/>31,661,363 <text:s/></text:p>
          </table:table-cell>
          <table:table-cell table:style-name="ce50" office:value-type="float" office:value="9855705.858" calcext:value-type="float">
            <text:p><text:s/>9,855,7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195.185" calcext:value-type="float">
            <text:p><text:s/>59,195 <text:s/></text:p>
          </table:table-cell>
          <table:table-cell table:style-name="ce50" office:value-type="float" office:value="1449544.765" calcext:value-type="float">
            <text:p><text:s/>1,449,5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9809.465" calcext:value-type="float">
            <text:p><text:s/>1,049,809 <text:s/></text:p>
          </table:table-cell>
          <table:table-cell table:style-name="ce50" office:value-type="float" office:value="7557.081" calcext:value-type="float">
            <text:p><text:s/>7,5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93665" calcext:value-type="float">
            <text:p><text:s/>3,293,6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4107656.991" calcext:value-type="float">
            <text:p><text:s/>264,107,65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93665" calcext:value-type="float">
            <text:p><text:s/>3,293,66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4107656.991" calcext:value-type="float">
            <text:p><text:s/>264,107,65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14704.45" calcext:value-type="float">
            <text:p><text:s/>18,914,70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58.983" calcext:value-type="float">
            <text:p><text:s/>1,1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686.564" calcext:value-type="float">
            <text:p><text:s/>18,68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15797.428" calcext:value-type="float">
            <text:p><text:s/>3,115,7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86796.524" calcext:value-type="float">
            <text:p><text:s/>9,186,7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91644" calcext:value-type="float">
            <text:p><text:s/>3,791,64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21552.876" calcext:value-type="float">
            <text:p><text:s/>2,321,553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79068.075" calcext:value-type="float">
            <text:p><text:s/>479,06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684563.973" calcext:value-type="float">
            <text:p><text:s/>8,684,56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6505346.765" calcext:value-type="float">
            <text:p><text:s/>236,505,34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6505346.765" calcext:value-type="float">
            <text:p><text:s/>236,505,3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890071.513" calcext:value-type="float">
            <text:p><text:s/>136,890,0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6771.641" calcext:value-type="float">
            <text:p><text:s/>436,7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35176.02" calcext:value-type="float">
            <text:p><text:s/>4,135,1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36495.967" calcext:value-type="float">
            <text:p><text:s/>5,136,4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720.967" calcext:value-type="float">
            <text:p><text:s/>203,7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2255.19" calcext:value-type="float">
            <text:p><text:s/>382,2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63402.961" calcext:value-type="float">
            <text:p><text:s/>3,263,4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5878.531" calcext:value-type="float">
            <text:p><text:s/>575,8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046552.523" calcext:value-type="float">
            <text:p><text:s/>27,046,5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91577.839" calcext:value-type="float">
            <text:p><text:s/>19,691,5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08182.82" calcext:value-type="float">
            <text:p>( 308,18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641780.694" calcext:value-type="float">
            <text:p>( 17,641,78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16172.103" calcext:value-type="float">
            <text:p><text:s/>4,016,1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6382.131" calcext:value-type="float">
            <text:p><text:s/>2,376,38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962420.45" calcext:value-type="float">
            <text:p><text:s/>962,4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81289.438" calcext:value-type="float">
            <text:p><text:s/>3,381,2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79296.494" calcext:value-type="float">
            <text:p><text:s/>1,179,29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069880.985" calcext:value-type="float">
            <text:p><text:s/>5,069,8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35743.19" calcext:value-type="float">
            <text:p><text:s/>5,335,7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54296.36" calcext:value-type="float">
            <text:p><text:s/>1,754,2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81446.83" calcext:value-type="float">
            <text:p><text:s/>3,581,4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23608.735" calcext:value-type="float">
            <text:p>( 323,609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559856.082" calcext:value-type="float">
            <text:p>( 2,559,85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57625.921" calcext:value-type="float">
            <text:p><text:s/>16,357,6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106018.584" calcext:value-type="float">
            <text:p><text:s/>15,106,0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51607.337" calcext:value-type="float">
            <text:p><text:s/>1,251,6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50850.807" calcext:value-type="float">
            <text:p>( 650,85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80438.863" calcext:value-type="float">
            <text:p><text:s/>7,180,43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180920.645" calcext:value-type="float">
            <text:p><text:s/>2,180,9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869682.483" calcext:value-type="float">
            <text:p><text:s/>46,869,6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2579292.731" calcext:value-type="float">
            <text:p>( 32,579,29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1487.882" calcext:value-type="float">
            <text:p><text:s/>2,501,4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2617.644" calcext:value-type="float">
            <text:p><text:s/>1,612,6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7043.626" calcext:value-type="float">
            <text:p><text:s/>1,007,0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44543.639" calcext:value-type="float">
            <text:p><text:s/>2,444,5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9246.903" calcext:value-type="float">
            <text:p><text:s/>589,247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02231.388" calcext:value-type="float">
            <text:p><text:s/>1,402,2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3446.318" calcext:value-type="float">
            <text:p><text:s/>1,363,4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85.07" calcext:value-type="float">
            <text:p><text:s/>38,7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22726.564" calcext:value-type="float">
            <text:p><text:s/>2,922,7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8780.91" calcext:value-type="float">
            <text:p><text:s/>1,958,78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63945.654" calcext:value-type="float">
            <text:p><text:s/>963,9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957946.507" calcext:value-type="float">
            <text:p><text:s/>47,957,9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72952.707" calcext:value-type="float">
            <text:p><text:s/>5,272,9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65973.138" calcext:value-type="float">
            <text:p><text:s/>3,165,9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21985.859" calcext:value-type="float">
            <text:p><text:s/>1,521,9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1470.665" calcext:value-type="float">
            <text:p><text:s/>841,4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89083.645" calcext:value-type="float">
            <text:p><text:s/>1,389,0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9565.515" calcext:value-type="float">
            <text:p><text:s/>989,5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35793.616" calcext:value-type="float">
            <text:p><text:s/>1,535,7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57661.982" calcext:value-type="float">
            <text:p><text:s/>8,557,6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94211.434" calcext:value-type="float">
            <text:p><text:s/>5,294,21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9389247.946" calcext:value-type="float">
            <text:p><text:s/>19,389,248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7332370.793" calcext:value-type="float">
            <text:p><text:s/>47,332,3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1661362.6" calcext:value-type="float">
            <text:p><text:s/>31,661,363 <text:s/></text:p>
          </table:table-cell>
          <table:table-cell table:style-name="ce57" office:value-type="float" office:value="9855705.858" calcext:value-type="float">
            <text:p><text:s/>9,855,70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09004.65" calcext:value-type="float">
            <text:p><text:s/>1,109,005 <text:s/></text:p>
          </table:table-cell>
          <table:table-cell table:style-name="ce57" office:value-type="float" office:value="1457101.846" calcext:value-type="float">
            <text:p><text:s/>1,457,10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1661362.6" calcext:value-type="float">
            <text:p><text:s/>31,661,363 <text:s/></text:p>
          </table:table-cell>
          <table:table-cell table:style-name="ce57" office:value-type="float" office:value="9855705.858" calcext:value-type="float">
            <text:p><text:s/>9,855,70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9195.185" calcext:value-type="float">
            <text:p><text:s/>59,195 <text:s/></text:p>
          </table:table-cell>
          <table:table-cell table:style-name="ce57" office:value-type="float" office:value="1449544.765" calcext:value-type="float">
            <text:p><text:s/>1,449,54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49809.465" calcext:value-type="float">
            <text:p><text:s/>1,049,809 <text:s/></text:p>
          </table:table-cell>
          <table:table-cell table:style-name="ce57" office:value-type="float" office:value="7557.081" calcext:value-type="float">
            <text:p><text:s/>7,557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5年(西元2016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2118" calcext:value-type="float">
            <text:p><text:s/>112,11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2118" calcext:value-type="float">
            <text:p><text:s/>112,11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60371" calcext:value-type="float">
            <text:p><text:s/>21,160,371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60371" calcext:value-type="float">
            <text:p><text:s/>21,160,371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64511.9" calcext:value-type="float">
            <text:p><text:s/>5,364,512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64507.9" calcext:value-type="float">
            <text:p><text:s/>5,364,508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2118" calcext:value-type="float">
            <text:p><text:s/>112,118 <text:s/></text:p>
          </table:table-cell>
          <table:table-cell table:style-name="ce52" office:value-type="float" office:value="15795859.1" calcext:value-type="float">
            <text:p><text:s/>15,795,859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2118" calcext:value-type="float">
            <text:p><text:s/>112,118 <text:s/></text:p>
          </table:table-cell>
          <table:table-cell table:style-name="ce52" office:value-type="float" office:value="15795859.1" calcext:value-type="float">
            <text:p><text:s/>15,795,859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795859.1" calcext:value-type="float">
            <text:p><text:s/>15,795,859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500.666666667" calcext:value-type="float">
            <text:p><text:s/>208,501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8458.333333333" calcext:value-type="float">
            <text:p><text:s/>538,458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2169" calcext:value-type="float">
            <text:p><text:s/>212,169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32938.6" calcext:value-type="float">
            <text:p><text:s/>14,032,939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32938.6" calcext:value-type="float">
            <text:p><text:s/>14,032,939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43597.7" calcext:value-type="float">
            <text:p>( 143,598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889340.9" calcext:value-type="float">
            <text:p>( 13,889,341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776.5" calcext:value-type="float">
            <text:p><text:s/>79,777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865.9" calcext:value-type="float">
            <text:p><text:s/>47,866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910.6" calcext:value-type="float">
            <text:p><text:s/>31,911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1910.6" calcext:value-type="float">
            <text:p>( 31,911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4016" calcext:value-type="float">
            <text:p><text:s/>724,016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24016" calcext:value-type="float">
            <text:p>( 724,016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363.54" calcext:value-type="float">
            <text:p><text:s/>3,36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363.54" calcext:value-type="float">
            <text:p><text:s/>3,364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8754.46" calcext:value-type="float">
            <text:p><text:s/>108,754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